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5cm" fo:padding-top="0cm" fo:padding-bottom="0cm" fo:padding-left="0cm" fo:padding-right="0cm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245cm" draw:marker-end="Arrow" draw:marker-end-width="0.2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61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6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cm" fo:padding-bottom="0cm" fo:padding-left="0cm" fo:padding-right="0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75cm" fo:padding-top="0cm" fo:padding-bottom="0cm" fo:padding-left="0cm" fo:padding-right="0cm"/>
    </style:style>
    <style:style style:name="gr11" style:family="graphic" style:parent-style-name="standard">
      <style:graphic-properties svg:stroke-width="0.03cm" svg:stroke-color="#008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14" style:family="graphic" style:parent-style-name="standard">
      <style:graphic-properties svg:stroke-width="0.03cm" svg:stroke-color="#0000ff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standard">
      <style:graphic-properties draw:fill="solid" draw:fill-color="#ffff00" draw:textarea-horizontal-align="center" draw:textarea-vertical-align="middle" draw:fit-to-size="false" fo:padding-top="0cm" fo:padding-bottom="0cm" fo:padding-left="0cm" fo:padding-right="0cm"/>
    </style:style>
    <style:style style:name="gr16" style:family="graphic" style:parent-style-name="standard">
      <style:graphic-properties draw:fill="solid" draw:fill-color="#ff6633" draw:textarea-horizontal-align="center" draw:textarea-vertical-align="middle"/>
    </style:style>
    <style:style style:name="gr17" style:family="graphic" style:parent-style-name="standard">
      <style:graphic-properties draw:fill="solid" draw:fill-color="#ffff00" draw:textarea-horizontal-align="center" draw:textarea-vertical-align="middle"/>
    </style:style>
    <style:style style:name="gr18" style:family="graphic" style:parent-style-name="standard">
      <style:graphic-properties svg:stroke-width="0.02cm" draw:marker-start-width="0.23cm" draw:marker-end="Arrow" draw:marker-end-width="0.2cm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fill="none" draw:fill-color="#c0c0c0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c0c0c0" draw:textarea-horizontal-align="center" draw:textarea-vertical-align="middle"/>
    </style:style>
    <style:style style:name="gr23" style:family="graphic" style:parent-style-name="standard">
      <style:graphic-properties svg:stroke-width="0.03cm" draw:marker-start-width="0.245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2cm" svg:stroke-color="#0000ff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ff" draw:fill="none" draw:fill-color="#ffffff" draw:textarea-vertical-align="middle" draw:auto-grow-height="false" fo:min-height="0.5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fo:min-height="0.25cm" fo:padding-top="0cm" fo:padding-bottom="0cm" fo:padding-left="0cm" fo:padding-right="0cm"/>
    </style:style>
    <style:style style:name="gr29" style:family="graphic" style:parent-style-name="standard">
      <style:graphic-properties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528cm" fo:padding-top="0cm" fo:padding-bottom="0cm" fo:padding-left="0cm" fo:padding-right="0cm"/>
    </style:style>
    <style:style style:name="gr31" style:family="graphic" style:parent-style-name="standard">
      <style:graphic-properties svg:stroke-width="0.02cm" draw:marker-start="Arrow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fill="solid" draw:fill-color="#000000" draw:textarea-horizontal-align="right" draw:textarea-vertical-align="middle" fo:padding-top="0cm" fo:padding-bottom="0cm" fo:padding-left="0cm" fo:padding-right="0cm"/>
    </style:style>
    <style:style style:name="gr33" style:family="graphic" style:parent-style-name="standard">
      <style:graphic-properties draw:stroke="dash" draw:stroke-dash="Ultrafine_20_Dashed" svg:stroke-width="0.02cm" svg:stroke-color="#ff0000" draw:marker-start-width="0.23cm" draw:marker-end="Arrow" draw:marker-end-width="0.2cm" draw:textarea-horizontal-align="center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3cm" svg:stroke-color="#ff0000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fo:min-height="0.5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fo:min-height="0.75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2cm" draw:marker-start-width="0.23cm" draw:marker-end-width="0.23cm" draw:fill="solid" draw:fill-color="#c0c0c0" draw:textarea-horizontal-align="center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draw:stroke="none" svg:stroke-color="#000000" draw:fill="none" draw:fill-color="#ffffff" draw:textarea-vertical-align="bottom" fo:min-height="0.5cm" fo:padding-top="0cm" fo:padding-bottom="0cm" fo:padding-left="0cm" fo:padding-right="0cm"/>
    </style:style>
    <style:style style:name="gr39" style:family="graphic" style:parent-style-name="standard">
      <style:graphic-properties svg:stroke-width="0.03cm" svg:stroke-color="#800000" draw:marker-start-width="0.245cm" draw:marker-end="Small_20_Arrow" draw:marker-end-width="0.2cm" draw:textarea-horizontal-align="center" draw:textarea-vertical-align="middle" fo:padding-top="0.14cm" fo:padding-bottom="0.14cm" fo:padding-left="0.265cm" fo:padding-right="0.265cm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875cm" fo:padding-top="0cm" fo:padding-bottom="0cm" fo:padding-left="0cm" fo:padding-right="0cm"/>
    </style:style>
    <style:style style:name="gr41" style:family="graphic" style:parent-style-name="standard">
      <style:graphic-properties draw:stroke="dash" draw:stroke-dash="Fine_20_Dashed_20__28_var_29_"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vertical-align="top" fo:min-height="0.75cm" fo:padding-top="0cm" fo:padding-bottom="0cm" fo:padding-left="0cm" fo:padding-right="0cm"/>
    </style:style>
    <style:style style:name="gr43" style:family="graphic" style:parent-style-name="standard">
      <style:graphic-properties draw:fill="solid" draw:fill-color="#c0c0c0" draw:textarea-horizontal-align="center" draw:textarea-vertical-align="middle"/>
    </style:style>
    <style:style style:name="gr4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draw:stroke="none" svg:stroke-color="#000000" draw:fill="none" draw:fill-color="#ffffff" fo:min-height="0.75cm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color="#0000ff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9pt" style:font-size-asian="9pt" style:font-size-complex="9pt"/>
    </style:style>
    <style:style style:name="P19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font-size="9pt" style:font-size-asian="9pt" style:font-size-complex="9pt"/>
    </style:style>
    <style:style style:name="P23" style:family="paragraph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2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'Times New Roman'" style:font-style-name="Normal" style:font-family-generic="roman" fo:font-size="11pt" fo:font-style="italic" style:font-family-asian="'Times New Roman'" style:font-style-name-asian="Normal" style:font-family-generic-asian="roman" style:font-size-asian="11pt" style:font-style-asian="italic" style:font-family-complex="'Times New Roman'" style:font-style-name-complex="Normal" style:font-family-generic-complex="roman" style:font-size-complex="11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ff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9pt" fo:font-weight="normal" style:font-size-asian="9pt" style:font-weight-asian="normal" style:font-size-complex="9pt" style:font-weight-complex="normal"/>
    </style:style>
    <style:style style:name="T18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family="Arial" style:font-family-generic="swiss" style:font-pitch="variable" fo:font-size="12pt" fo:font-weight="bold" style:font-family-asian="Arial" style:font-style-name-asian="Normal" style:font-family-generic-asian="swiss" style:font-size-asian="12pt" style:font-weight-asian="bold" style:font-family-complex="Arial" style:font-style-name-complex="Normal" style:font-family-generic-complex="swiss" style:font-size-complex="12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2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otocoles synchrones" draw:style-name="dp1" draw:master-page-name="Standard">
        <draw:rect draw:style-name="gr1" draw:text-style-name="P1" draw:layer="layout" svg:width="1.15cm" svg:height="0.86cm" svg:x="15.75cm" svg:y="21cm">
          <text:p/>
        </draw:rect>
        <draw:rect draw:style-name="gr1" draw:text-style-name="P1" draw:layer="layout" svg:width="0.75cm" svg:height="0.864cm" svg:x="10.75cm" svg:y="21cm">
          <text:p/>
        </draw:rect>
        <draw:rect draw:style-name="gr1" draw:text-style-name="P1" draw:layer="layout" svg:width="1.25cm" svg:height="0.864cm" svg:x="2.5cm" svg:y="21cm">
          <text:p/>
        </draw:rect>
        <draw:rect draw:style-name="gr1" draw:text-style-name="P1" draw:layer="layout" svg:width="1.25cm" svg:height="0.864cm" svg:x="7.5cm" svg:y="21cm">
          <text:p/>
        </draw:rect>
        <draw:rect draw:style-name="gr1" draw:text-style-name="P1" draw:layer="layout" svg:width="1.05cm" svg:height="0.86cm" svg:x="13.25cm" svg:y="21cm">
          <text:p/>
        </draw:rect>
        <draw:frame draw:style-name="gr2" draw:text-style-name="P2" draw:layer="layout" svg:width="1.75cm" svg:height="0.865cm" svg:x="1.9cm" svg:y="3.64cm">
          <draw:text-box>
            <text:p text:style-name="P1"><text:span text:style-name="T1">période de</text:span></text:p>
            <text:p text:style-name="P1"><text:span text:style-name="T1">SYNC</text:span></text:p>
          </draw:text-box>
        </draw:frame>
        <draw:rect draw:style-name="gr1" draw:text-style-name="P1" draw:layer="layout" svg:width="6.1cm" svg:height="0.86cm" svg:x="10.45cm" svg:y="6.5cm">
          <text:p/>
        </draw:rect>
        <draw:rect draw:style-name="gr1" draw:text-style-name="P1" draw:layer="layout" svg:width="4.1cm" svg:height="0.86cm" svg:x="2.7cm" svg:y="6.5cm">
          <text:p/>
        </draw:rect>
        <draw:rect draw:style-name="gr1" draw:text-style-name="P1" draw:layer="layout" svg:width="4.1cm" svg:height="0.86cm" svg:x="10.45cm" svg:y="4.5cm">
          <text:p/>
        </draw:rect>
        <draw:rect draw:style-name="gr1" draw:text-style-name="P1" draw:layer="layout" svg:width="4.1cm" svg:height="0.86cm" svg:x="12.45cm" svg:y="8.5cm">
          <text:p/>
        </draw:rect>
        <draw:rect draw:style-name="gr1" draw:text-style-name="P1" draw:layer="layout" svg:width="4.1cm" svg:height="0.86cm" svg:x="4.45cm" svg:y="8.5cm">
          <text:p/>
        </draw:rect>
        <draw:rect draw:style-name="gr1" draw:text-style-name="P1" draw:layer="layout" svg:width="4.1cm" svg:height="0.86cm" svg:x="2.45cm" svg:y="4.5cm">
          <text:p/>
        </draw:rect>
        <draw:rect draw:style-name="gr3" draw:text-style-name="P1" draw:layer="layout" svg:width="0.5cm" svg:height="0.864cm" svg:x="2.75cm" svg:y="6.5cm">
          <text:p/>
        </draw:rect>
        <draw:g>
          <draw:line draw:style-name="gr4" draw:text-style-name="P1" draw:layer="layout" svg:x1="1.864cm" svg:y1="9.364cm" svg:x2="18.5cm" svg:y2="9.364cm">
            <text:p/>
          </draw:line>
          <draw:line draw:style-name="gr4" draw:text-style-name="P1" draw:layer="layout" svg:x1="1.864cm" svg:y1="8.5cm" svg:x2="18.5cm" svg:y2="8.5cm">
            <text:p/>
          </draw:line>
        </draw:g>
        <draw:frame draw:style-name="gr5" draw:text-style-name="P3" draw:layer="layout" svg:width="1.75cm" svg:height="0.614cm" svg:x="10.25cm" svg:y="21.886cm">
          <draw:text-box>
            <text:p text:style-name="P1"><text:span text:style-name="T2">T-MAC</text:span></text:p>
          </draw:text-box>
        </draw:frame>
        <draw:frame draw:style-name="gr6" draw:text-style-name="P5" draw:layer="layout" svg:width="0.5cm" svg:height="0.864cm" svg:x="1.5cm" svg:y="6.5cm">
          <draw:text-box>
            <text:p text:style-name="P4"><text:span text:style-name="T3">B</text:span></text:p>
          </draw:text-box>
        </draw:frame>
        <draw:g>
          <draw:line draw:style-name="gr4" draw:text-style-name="P1" draw:layer="layout" svg:x1="1.864cm" svg:y1="7.364cm" svg:x2="18.5cm" svg:y2="7.364cm">
            <text:p/>
          </draw:line>
          <draw:line draw:style-name="gr4" draw:text-style-name="P1" draw:layer="layout" svg:x1="1.864cm" svg:y1="6.5cm" svg:x2="18.5cm" svg:y2="6.5cm">
            <text:p/>
          </draw:line>
        </draw:g>
        <draw:frame draw:style-name="gr7" draw:text-style-name="P2" draw:layer="layout" svg:width="3.5cm" svg:height="0.86cm" svg:x="3cm" svg:y="4.5cm">
          <draw:text-box>
            <text:p text:style-name="P1"><text:span text:style-name="T4">période d'Émission /</text:span></text:p>
            <text:p text:style-name="P1"><text:span text:style-name="T4">Réception</text:span><text:span text:style-name="T1"> de données</text:span></text:p>
          </draw:text-box>
        </draw:frame>
        <draw:rect draw:style-name="gr1" draw:text-style-name="P1" draw:layer="layout" svg:width="1.25cm" svg:height="0.864cm" svg:x="5cm" svg:y="21cm">
          <text:p/>
        </draw:rect>
        <draw:g>
          <draw:line draw:style-name="gr4" draw:text-style-name="P1" draw:layer="layout" svg:x1="10.25cm" svg:y1="21.864cm" svg:x2="18cm" svg:y2="21.864cm">
            <text:p/>
          </draw:line>
          <draw:line draw:style-name="gr4" draw:text-style-name="P1" draw:layer="layout" svg:x1="10.25cm" svg:y1="21cm" svg:x2="18cm" svg:y2="21cm">
            <text:p/>
          </draw:line>
        </draw:g>
        <draw:g>
          <draw:custom-shape draw:style-name="gr8" draw:text-style-name="P1" draw:layer="layout" svg:width="2cm" svg:height="2cm" svg:x="9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25cm" svg:height="0.25cm" svg:x="9.88cm" svg:y="2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0.25cm" svg:height="0.395cm" svg:x="9.9cm" svg:y="2.7cm">
            <draw:text-box>
              <text:p text:style-name="P1"><text:span text:style-name="T5">B</text:span></text:p>
            </draw:text-box>
          </draw:frame>
        </draw:g>
        <draw:g>
          <draw:custom-shape draw:style-name="gr11" draw:text-style-name="P1" draw:layer="layout" svg:width="2cm" svg:height="2cm" svg:x="9.7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cm" svg:height="0.25cm" svg:x="10.63cm" svg:y="2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25cm" svg:height="0.395cm" svg:x="10.63cm" svg:y="2.7cm">
            <draw:text-box>
              <text:p text:style-name="P1"><text:span text:style-name="T5">C</text:span></text:p>
            </draw:text-box>
          </draw:frame>
        </draw:g>
        <draw:g>
          <draw:custom-shape draw:style-name="gr13" draw:text-style-name="P1" draw:layer="layout" svg:width="0.25cm" svg:height="0.25cm" svg:x="9.13cm" svg:y="2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2cm" svg:height="2cm" svg:x="8.2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25cm" svg:height="0.395cm" svg:x="9.15cm" svg:y="2.7cm">
            <draw:text-box>
              <text:p text:style-name="P1"><text:span text:style-name="T5">A</text:span></text:p>
            </draw:text-box>
          </draw:frame>
        </draw:g>
        <draw:frame draw:style-name="gr6" draw:text-style-name="P8" draw:layer="layout" svg:width="0.5cm" svg:height="0.864cm" svg:x="1.5cm" svg:y="4.5cm">
          <draw:text-box>
            <text:p text:style-name="P4"><text:span text:style-name="T3">A</text:span></text:p>
          </draw:text-box>
        </draw:frame>
        <draw:g>
          <draw:line draw:style-name="gr4" draw:text-style-name="P1" draw:layer="layout" svg:x1="1.864cm" svg:y1="5.364cm" svg:x2="18.5cm" svg:y2="5.364cm">
            <text:p/>
          </draw:line>
          <draw:line draw:style-name="gr4" draw:text-style-name="P1" draw:layer="layout" svg:x1="1.864cm" svg:y1="4.5cm" svg:x2="18.5cm" svg:y2="4.5cm">
            <text:p/>
          </draw:line>
        </draw:g>
        <draw:rect draw:style-name="gr3" draw:text-style-name="P1" draw:layer="layout" svg:width="0.5cm" svg:height="0.864cm" svg:x="10.5cm" svg:y="4.5cm">
          <text:p/>
        </draw:rect>
        <draw:rect draw:style-name="gr3" draw:text-style-name="P1" draw:layer="layout" svg:width="0.5cm" svg:height="0.864cm" svg:x="4.5cm" svg:y="8.5cm">
          <text:p/>
        </draw:rect>
        <draw:rect draw:style-name="gr3" draw:text-style-name="P1" draw:layer="layout" svg:width="0.5cm" svg:height="0.864cm" svg:x="12.5cm" svg:y="8.5cm">
          <text:p/>
        </draw:rect>
        <draw:rect draw:style-name="gr3" draw:text-style-name="P1" draw:layer="layout" svg:width="0.5cm" svg:height="0.864cm" svg:x="10.5cm" svg:y="6.5cm">
          <text:p/>
        </draw:rect>
        <draw:rect draw:style-name="gr3" draw:text-style-name="P1" draw:layer="layout" svg:width="0.5cm" svg:height="0.864cm" svg:x="2.5cm" svg:y="4.5cm">
          <text:p/>
        </draw:rect>
        <draw:g>
          <draw:rect draw:style-name="gr15" draw:text-style-name="P9" draw:layer="layout" svg:width="0.431cm" svg:height="0.864cm" svg:x="13.75cm" svg:y="6.5cm">
            <text:p text:style-name="P1"><text:span text:style-name="T6">R</text:span></text:p>
            <text:p text:style-name="P1"><text:span text:style-name="T6">T</text:span></text:p>
            <text:p text:style-name="P1"><text:span text:style-name="T6">S</text:span></text:p>
          </draw:rect>
          <draw:rect draw:style-name="gr16" draw:text-style-name="P10" draw:layer="layout" svg:width="0.864cm" svg:height="0.864cm" svg:x="14.817cm" svg:y="6.5cm">
            <text:p text:style-name="P1"><text:span text:style-name="T7">D</text:span></text:p>
          </draw:rect>
          <draw:rect draw:style-name="gr17" draw:text-style-name="P9" draw:layer="layout" svg:width="0.431cm" svg:height="0.864cm" svg:x="14.25cm" svg:y="6.5cm">
            <text:p text:style-name="P1"><text:span text:style-name="T6">C</text:span></text:p>
            <text:p text:style-name="P1"><text:span text:style-name="T6">T</text:span></text:p>
            <text:p text:style-name="P1"><text:span text:style-name="T6">S</text:span></text:p>
          </draw:rect>
          <draw:rect draw:style-name="gr15" draw:text-style-name="P9" draw:layer="layout" svg:width="0.431cm" svg:height="0.864cm" svg:x="13.751cm" svg:y="8.5cm">
            <text:p text:style-name="P1"><text:span text:style-name="T6">R</text:span></text:p>
            <text:p text:style-name="P1"><text:span text:style-name="T6">T</text:span></text:p>
            <text:p text:style-name="P1"><text:span text:style-name="T6">S</text:span></text:p>
          </draw:rect>
          <draw:rect draw:style-name="gr16" draw:text-style-name="P10" draw:layer="layout" svg:width="0.864cm" svg:height="0.864cm" svg:x="14.818cm" svg:y="8.5cm">
            <text:p text:style-name="P1"><text:span text:style-name="T7">D</text:span></text:p>
          </draw:rect>
          <draw:rect draw:style-name="gr17" draw:text-style-name="P9" draw:layer="layout" svg:width="0.431cm" svg:height="0.864cm" svg:x="14.251cm" svg:y="8.5cm">
            <text:p text:style-name="P1"><text:span text:style-name="T6">C</text:span></text:p>
            <text:p text:style-name="P1"><text:span text:style-name="T6">T</text:span></text:p>
            <text:p text:style-name="P1"><text:span text:style-name="T6">S</text:span></text:p>
          </draw:rect>
          <draw:line draw:style-name="gr18" draw:text-style-name="P1" draw:layer="layout" svg:x1="15.25cm" svg:y1="7.36cm" svg:x2="15.25cm" svg:y2="8.5cm">
            <text:p/>
          </draw:line>
          <draw:line draw:style-name="gr18" draw:text-style-name="P1" draw:layer="layout" svg:x1="14.45cm" svg:y1="8.5cm" svg:x2="14.45cm" svg:y2="7.36cm">
            <text:p/>
          </draw:line>
          <draw:line draw:style-name="gr18" draw:text-style-name="P1" draw:layer="layout" svg:x1="14cm" svg:y1="7.36cm" svg:x2="14cm" svg:y2="8.5cm">
            <text:p/>
          </draw:line>
        </draw:g>
        <draw:g>
          <draw:rect draw:style-name="gr15" draw:text-style-name="P9" draw:layer="layout" svg:width="0.431cm" svg:height="0.864cm" svg:x="11.25cm" svg:y="6.5cm">
            <text:p text:style-name="P1"><text:span text:style-name="T6">R</text:span></text:p>
            <text:p text:style-name="P1"><text:span text:style-name="T6">T</text:span></text:p>
            <text:p text:style-name="P1"><text:span text:style-name="T6">S</text:span></text:p>
          </draw:rect>
          <draw:rect draw:style-name="gr16" draw:text-style-name="P10" draw:layer="layout" svg:width="0.864cm" svg:height="0.864cm" svg:x="12.317cm" svg:y="6.5cm">
            <text:p text:style-name="P1"><text:span text:style-name="T7">D</text:span></text:p>
          </draw:rect>
          <draw:rect draw:style-name="gr17" draw:text-style-name="P9" draw:layer="layout" svg:width="0.431cm" svg:height="0.864cm" svg:x="11.75cm" svg:y="6.5cm">
            <text:p text:style-name="P1"><text:span text:style-name="T6">C</text:span></text:p>
            <text:p text:style-name="P1"><text:span text:style-name="T6">T</text:span></text:p>
            <text:p text:style-name="P1"><text:span text:style-name="T6">S</text:span></text:p>
          </draw:rect>
          <draw:rect draw:style-name="gr15" draw:text-style-name="P9" draw:layer="layout" svg:width="0.431cm" svg:height="0.864cm" svg:x="11.25cm" svg:y="4.5cm">
            <text:p text:style-name="P1"><text:span text:style-name="T6">R</text:span></text:p>
            <text:p text:style-name="P1"><text:span text:style-name="T6">T</text:span></text:p>
            <text:p text:style-name="P1"><text:span text:style-name="T6">S</text:span></text:p>
          </draw:rect>
          <draw:rect draw:style-name="gr16" draw:text-style-name="P10" draw:layer="layout" svg:width="0.864cm" svg:height="0.864cm" svg:x="12.317cm" svg:y="4.5cm">
            <text:p text:style-name="P1"><text:span text:style-name="T7">D</text:span></text:p>
          </draw:rect>
          <draw:rect draw:style-name="gr17" draw:text-style-name="P9" draw:layer="layout" svg:width="0.431cm" svg:height="0.864cm" svg:x="11.75cm" svg:y="4.5cm">
            <text:p text:style-name="P1"><text:span text:style-name="T6">C</text:span></text:p>
            <text:p text:style-name="P1"><text:span text:style-name="T6">T</text:span></text:p>
            <text:p text:style-name="P1"><text:span text:style-name="T6">S</text:span></text:p>
          </draw:rect>
          <draw:line draw:style-name="gr18" draw:text-style-name="P1" draw:layer="layout" svg:x1="12.75cm" svg:y1="5.36cm" svg:x2="12.75cm" svg:y2="6.5cm">
            <text:p/>
          </draw:line>
          <draw:line draw:style-name="gr18" draw:text-style-name="P1" draw:layer="layout" svg:x1="11.95cm" svg:y1="6.5cm" svg:x2="11.95cm" svg:y2="5.36cm">
            <text:p/>
          </draw:line>
          <draw:line draw:style-name="gr18" draw:text-style-name="P1" draw:layer="layout" svg:x1="11.5cm" svg:y1="5.36cm" svg:x2="11.5cm" svg:y2="6.5cm">
            <text:p/>
          </draw:line>
        </draw:g>
        <draw:frame draw:style-name="gr7" draw:text-style-name="P2" draw:layer="layout" svg:width="3.9cm" svg:height="0.86cm" svg:x="6.5cm" svg:y="4.5cm">
          <draw:text-box>
            <text:p text:style-name="P1"><text:span text:style-name="T1">période de</text:span><text:span text:style-name="T1"><text:line-break/></text:span><text:span text:style-name="T1">Sommeil</text:span></text:p>
          </draw:text-box>
        </draw:frame>
        <draw:g>
          <draw:custom-shape draw:style-name="gr19" draw:text-style-name="P1" draw:layer="layout" svg:width="0.5cm" svg:height="7.5cm" draw:transform="rotate (1.5707963267946) translate (10.4cm 10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1" draw:layer="layout" svg:width="7.5cm" svg:height="0.5cm" svg:x="10.4cm" svg:y="10cm">
            <draw:text-box>
              <text:p text:style-name="P1"><text:span text:style-name="T8">premier cycle actif</text:span></text:p>
            </draw:text-box>
          </draw:frame>
        </draw:g>
        <draw:g>
          <draw:line draw:style-name="gr4" draw:text-style-name="P1" draw:layer="layout" svg:x1="2cm" svg:y1="21.864cm" svg:x2="9.75cm" svg:y2="21.864cm">
            <text:p/>
          </draw:line>
          <draw:line draw:style-name="gr4" draw:text-style-name="P1" draw:layer="layout" svg:x1="2cm" svg:y1="21cm" svg:x2="9.75cm" svg:y2="21cm">
            <text:p/>
          </draw:line>
        </draw:g>
        <draw:frame draw:style-name="gr6" draw:text-style-name="P5" draw:layer="layout" svg:width="0.5cm" svg:height="0.864cm" svg:x="1.5cm" svg:y="8.5cm">
          <draw:text-box>
            <text:p text:style-name="P4"><text:span text:style-name="T3">C</text:span></text:p>
          </draw:text-box>
        </draw:frame>
        <draw:frame draw:style-name="gr5" draw:text-style-name="P12" draw:layer="layout" svg:width="1.75cm" svg:height="0.614cm" svg:x="9.5cm" svg:y="11cm">
          <draw:text-box>
            <text:p text:style-name="P1"><text:span text:style-name="T9">S-MAC</text:span></text:p>
          </draw:text-box>
        </draw:frame>
        <draw:g>
          <draw:frame draw:style-name="gr20" draw:text-style-name="P11" draw:layer="layout" svg:width="3.25cm" svg:height="0.5cm" svg:x="7cm" svg:y="23cm">
            <draw:text-box>
              <text:p text:style-name="P1"><text:span text:style-name="T8">phase de sommeil</text:span></text:p>
            </draw:text-box>
          </draw:frame>
          <draw:rect draw:style-name="gr21" draw:text-style-name="P1" draw:layer="layout" svg:width="1cm" svg:height="0.5cm" svg:x="6cm" svg:y="23cm">
            <text:p/>
          </draw:rect>
        </draw:g>
        <draw:g>
          <draw:frame draw:style-name="gr20" draw:text-style-name="P11" draw:layer="layout" svg:width="2.3cm" svg:height="0.5cm" svg:x="3cm" svg:y="23cm">
            <draw:text-box>
              <text:p text:style-name="P1"><text:span text:style-name="T8">phase active</text:span></text:p>
            </draw:text-box>
          </draw:frame>
          <draw:rect draw:style-name="gr22" draw:text-style-name="P1" draw:layer="layout" svg:width="1cm" svg:height="0.5cm" svg:x="2cm" svg:y="23cm">
            <text:p/>
          </draw:rect>
        </draw:g>
        <draw:g>
          <draw:line draw:style-name="gr23" draw:text-style-name="P1" draw:layer="layout" svg:x1="13.5cm" svg:y1="22.75cm" svg:x2="13.5cm" svg:y2="23.5cm">
            <text:p/>
          </draw:line>
          <draw:frame draw:style-name="gr20" draw:text-style-name="P11" draw:layer="layout" svg:width="1.75cm" svg:height="0.5cm" svg:x="13.5cm" svg:y="23cm">
            <draw:text-box>
              <text:p text:style-name="P1"><text:span text:style-name="T8"><text:s/></text:span><text:span text:style-name="T8">réception</text:span></text:p>
            </draw:text-box>
          </draw:frame>
        </draw:g>
        <draw:g>
          <draw:line draw:style-name="gr23" draw:text-style-name="P1" draw:layer="layout" svg:x1="11cm" svg:y1="23.5cm" svg:x2="11cm" svg:y2="22.75cm">
            <text:p/>
          </draw:line>
          <draw:frame draw:style-name="gr20" draw:text-style-name="P11" draw:layer="layout" svg:width="1.75cm" svg:height="0.5cm" svg:x="11cm" svg:y="23cm">
            <draw:text-box>
              <text:p text:style-name="P1"><text:span text:style-name="T8">émission</text:span></text:p>
            </draw:text-box>
          </draw:frame>
        </draw:g>
        <draw:line draw:style-name="gr23" draw:text-style-name="P1" draw:layer="layout" svg:x1="6.1cm" svg:y1="20.25cm" svg:x2="6.1cm" svg:y2="21cm">
          <text:p/>
        </draw:line>
        <draw:line draw:style-name="gr23" draw:text-style-name="P1" draw:layer="layout" svg:x1="5.65cm" svg:y1="21cm" svg:x2="5.65cm" svg:y2="20.25cm">
          <text:p/>
        </draw:line>
        <draw:line draw:style-name="gr23" draw:text-style-name="P1" draw:layer="layout" svg:x1="5.25cm" svg:y1="20.25cm" svg:x2="5.25cm" svg:y2="21cm">
          <text:p/>
        </draw:line>
        <draw:line draw:style-name="gr23" draw:text-style-name="P1" draw:layer="layout" svg:x1="8.1cm" svg:y1="20.25cm" svg:x2="8.1cm" svg:y2="21cm">
          <text:p/>
        </draw:line>
        <draw:line draw:style-name="gr23" draw:text-style-name="P1" draw:layer="layout" svg:x1="13.5cm" svg:y1="21cm" svg:x2="13.5cm" svg:y2="20.25cm">
          <text:p/>
        </draw:line>
        <draw:line draw:style-name="gr23" draw:text-style-name="P1" draw:layer="layout" svg:x1="13.35cm" svg:y1="20.25cm" svg:x2="13.35cm" svg:y2="21cm">
          <text:p/>
        </draw:line>
        <draw:line draw:style-name="gr23" draw:text-style-name="P1" draw:layer="layout" svg:x1="3.4cm" svg:y1="20.25cm" svg:x2="3.4cm" svg:y2="21cm">
          <text:p/>
        </draw:line>
        <draw:line draw:style-name="gr23" draw:text-style-name="P1" draw:layer="layout" svg:x1="2.75cm" svg:y1="21cm" svg:x2="2.75cm" svg:y2="20.25cm">
          <text:p/>
        </draw:line>
        <draw:line draw:style-name="gr23" draw:text-style-name="P1" draw:layer="layout" svg:x1="2.6cm" svg:y1="20.25cm" svg:x2="2.6cm" svg:y2="21cm">
          <text:p/>
        </draw:line>
        <draw:line draw:style-name="gr23" draw:text-style-name="P1" draw:layer="layout" svg:x1="5.1cm" svg:y1="21cm" svg:x2="5.1cm" svg:y2="20.25cm">
          <text:p/>
        </draw:line>
        <draw:line draw:style-name="gr23" draw:text-style-name="P1" draw:layer="layout" svg:x1="8.5cm" svg:y1="20.25cm" svg:x2="8.5cm" svg:y2="21cm">
          <text:p/>
        </draw:line>
        <draw:line draw:style-name="gr23" draw:text-style-name="P1" draw:layer="layout" svg:x1="7.75cm" svg:y1="21cm" svg:x2="7.75cm" svg:y2="20.25cm">
          <text:p/>
        </draw:line>
        <draw:line draw:style-name="gr23" draw:text-style-name="P1" draw:layer="layout" svg:x1="7.6cm" svg:y1="20.25cm" svg:x2="7.6cm" svg:y2="21cm">
          <text:p/>
        </draw:line>
        <draw:line draw:style-name="gr23" draw:text-style-name="P1" draw:layer="layout" svg:x1="13.8cm" svg:y1="21cm" svg:x2="13.8cm" svg:y2="20.25cm">
          <text:p/>
        </draw:line>
        <draw:line draw:style-name="gr23" draw:text-style-name="P1" draw:layer="layout" svg:x1="13.65cm" svg:y1="20.25cm" svg:x2="13.65cm" svg:y2="21cm">
          <text:p/>
        </draw:line>
        <draw:line draw:style-name="gr23" draw:text-style-name="P1" draw:layer="layout" svg:x1="16.15cm" svg:y1="21cm" svg:x2="16.15cm" svg:y2="20.25cm">
          <text:p/>
        </draw:line>
        <draw:line draw:style-name="gr23" draw:text-style-name="P1" draw:layer="layout" svg:x1="16cm" svg:y1="20.25cm" svg:x2="16cm" svg:y2="21cm">
          <text:p/>
        </draw:line>
        <draw:line draw:style-name="gr23" draw:text-style-name="P1" draw:layer="layout" svg:x1="16.4cm" svg:y1="20.25cm" svg:x2="16.4cm" svg:y2="21cm">
          <text:p/>
        </draw:line>
        <draw:line draw:style-name="gr23" draw:text-style-name="P1" draw:layer="layout" svg:x1="11cm" svg:y1="21cm" svg:x2="11cm" svg:y2="20.25cm">
          <text:p/>
        </draw:line>
        <draw:line draw:style-name="gr23" draw:text-style-name="P1" draw:layer="layout" svg:x1="10.85cm" svg:y1="20.25cm" svg:x2="10.85cm" svg:y2="21cm">
          <text:p/>
        </draw:line>
        <draw:line draw:style-name="gr23" draw:text-style-name="P1" draw:layer="layout" svg:x1="15.85cm" svg:y1="20.25cm" svg:x2="15.85cm" svg:y2="21cm">
          <text:p/>
        </draw:line>
        <draw:g>
          <draw:custom-shape draw:style-name="gr24" draw:text-style-name="P1" draw:layer="layout" svg:width="0.15cm" svg:height="0.5cm" draw:transform="rotate (1.5707963267946) translate (11cm 2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5" draw:text-style-name="P13" draw:layer="layout" svg:width="0.25cm" svg:height="0.25cm" svg:x="11.12cm" svg:y="20.55cm">
            <draw:text-box>
              <text:p text:style-name="P1"><text:span text:style-name="T10">t</text:span></text:p>
            </draw:text-box>
          </draw:frame>
        </draw:g>
        <draw:g>
          <draw:custom-shape draw:style-name="gr24" draw:text-style-name="P1" draw:layer="layout" svg:width="0.15cm" svg:height="0.5cm" draw:transform="rotate (1.5707963267946) translate (13.8cm 2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13" draw:layer="layout" svg:width="0.25cm" svg:height="0.25cm" svg:x="13.92cm" svg:y="20.55cm">
            <draw:text-box>
              <text:p text:style-name="P1"><text:span text:style-name="T10">t</text:span></text:p>
            </draw:text-box>
          </draw:frame>
        </draw:g>
        <draw:g>
          <draw:custom-shape draw:style-name="gr24" draw:text-style-name="P1" draw:layer="layout" svg:width="0.15cm" svg:height="0.5cm" draw:transform="rotate (1.5707963267946) translate (16.4cm 2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13" draw:layer="layout" svg:width="0.25cm" svg:height="0.25cm" svg:x="16.52cm" svg:y="20.55cm">
            <draw:text-box>
              <text:p text:style-name="P1"><text:span text:style-name="T10">t</text:span></text:p>
            </draw:text-box>
          </draw:frame>
        </draw:g>
        <draw:g>
          <draw:g>
            <draw:custom-shape draw:style-name="gr24" draw:text-style-name="P1" draw:layer="layout" svg:width="0.15cm" svg:height="0.5cm" draw:transform="rotate (1.5707963267946) translate (15.85cm 23.45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5" draw:text-style-name="P13" draw:layer="layout" svg:width="0.25cm" svg:height="0.25cm" svg:x="15.97cm" svg:y="23cm">
              <draw:text-box>
                <text:p text:style-name="P1"><text:span text:style-name="T10">t</text:span></text:p>
              </draw:text-box>
            </draw:frame>
          </draw:g>
          <draw:frame draw:style-name="gr20" draw:text-style-name="P11" draw:layer="layout" svg:width="1.75cm" svg:height="0.941cm" svg:x="16.25cm" svg:y="22.75cm">
            <draw:text-box>
              <text:p text:style-name="P1"><text:span text:style-name="T8">"timeout" T-MAC</text:span></text:p>
            </draw:text-box>
          </draw:frame>
        </draw:g>
        <draw:g>
          <draw:frame draw:style-name="gr20" draw:text-style-name="P11" draw:layer="layout" svg:width="7.8cm" svg:height="0.5cm" svg:x="2.5cm" svg:y="10cm">
            <draw:text-box>
              <text:p text:style-name="P1"><text:span text:style-name="T8">cycle d'adaptation</text:span></text:p>
            </draw:text-box>
          </draw:frame>
          <draw:custom-shape draw:style-name="gr19" draw:text-style-name="P1" draw:layer="layout" svg:width="0.5cm" svg:height="7.8cm" draw:transform="rotate (1.5707963267946) translate (2.5cm 10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5" draw:text-style-name="P3" draw:layer="layout" svg:width="1.75cm" svg:height="0.614cm" svg:x="2cm" svg:y="21.886cm">
          <draw:text-box>
            <text:p text:style-name="P1"><text:span text:style-name="T2">S-MAC</text:span></text:p>
          </draw:text-box>
        </draw:frame>
        <draw:g>
          <draw:line draw:style-name="gr18" draw:text-style-name="P1" draw:layer="layout" svg:x1="4.75cm" svg:y1="8.5cm" svg:x2="4.75cm" svg:y2="7.36cm">
            <text:p/>
          </draw:line>
          <draw:frame draw:style-name="gr27" draw:text-style-name="P14" draw:layer="layout" svg:width="1cm" svg:height="0.627cm" svg:x="4.8cm" svg:y="7.75cm">
            <draw:text-box>
              <text:p><text:span text:style-name="T11">Trame</text:span></text:p>
              <text:p><text:span text:style-name="T6">SYNC</text:span></text:p>
            </draw:text-box>
          </draw:frame>
        </draw:g>
        <draw:g>
          <draw:line draw:style-name="gr18" draw:text-style-name="P1" draw:layer="layout" svg:x1="2.88cm" svg:y1="5.36cm" svg:x2="2.88cm" svg:y2="6.5cm">
            <text:p/>
          </draw:line>
          <draw:frame draw:style-name="gr27" draw:text-style-name="P14" draw:layer="layout" svg:width="1cm" svg:height="0.627cm" svg:x="2.95cm" svg:y="5.5cm">
            <draw:text-box>
              <text:p><text:span text:style-name="T11">Trame</text:span></text:p>
              <text:p><text:span text:style-name="T6">SYNC</text:span></text:p>
            </draw:text-box>
          </draw:frame>
        </draw:g>
      </draw:page>
      <draw:page draw:name="Protocoles Asynchrones" draw:style-name="dp1" draw:master-page-name="Standard">
        <draw:rect draw:style-name="gr1" draw:text-style-name="P1" draw:layer="layout" svg:width="2cm" svg:height="0.86cm" svg:x="9.4cm" svg:y="17.5cm">
          <text:p/>
        </draw:rect>
        <draw:rect draw:style-name="gr1" draw:text-style-name="P1" draw:layer="layout" svg:width="2.35cm" svg:height="0.86cm" svg:x="9.15cm" svg:y="19.254cm">
          <text:p/>
        </draw:rect>
        <draw:frame draw:style-name="gr6" draw:text-style-name="P8" draw:layer="layout" svg:width="3.023cm" svg:height="0.864cm" svg:x="1.25cm" svg:y="19.25cm">
          <draw:text-box>
            <text:p><text:span text:style-name="T3">Récepteur</text:span></text:p>
          </draw:text-box>
        </draw:frame>
        <draw:frame draw:style-name="gr6" draw:text-style-name="P8" draw:layer="layout" svg:width="2.591cm" svg:height="0.864cm" svg:x="1.25cm" svg:y="17.5cm">
          <draw:text-box>
            <text:p><text:span text:style-name="T12">É</text:span><text:span text:style-name="T3">metteur</text:span></text:p>
          </draw:text-box>
        </draw:frame>
        <draw:line draw:style-name="gr18" draw:text-style-name="P1" draw:layer="layout" svg:x1="10.2cm" svg:y1="19.25cm" svg:x2="10.2cm" svg:y2="18.35cm">
          <text:p/>
        </draw:line>
        <draw:frame draw:style-name="gr28" draw:text-style-name="P15" draw:layer="layout" svg:width="4.12cm" svg:height="0.357cm" svg:x="5.88cm" svg:y="17.143cm">
          <draw:text-box>
            <text:p text:style-name="P1"><text:span text:style-name="T13">Préambules courts (sondes)</text:span></text:p>
          </draw:text-box>
        </draw:frame>
        <draw:frame draw:style-name="gr28" draw:text-style-name="P15" draw:layer="layout" svg:width="4.5cm" svg:height="0.357cm" svg:x="10.5cm" svg:y="17.143cm">
          <draw:text-box>
            <text:p text:style-name="P1"><text:span text:style-name="T13">Envoi des </text:span><text:span text:style-name="T14">D</text:span><text:span text:style-name="T13">onnées après </text:span><text:span text:style-name="T14">ACK</text:span><text:span text:style-name="T13"> </text:span></text:p>
          </draw:text-box>
        </draw:frame>
        <draw:line draw:style-name="gr18" draw:text-style-name="P1" draw:layer="layout" svg:x1="10.923cm" svg:y1="18.361cm" svg:x2="10.923cm" svg:y2="19.261cm">
          <text:p/>
        </draw:line>
        <draw:rect draw:style-name="gr16" draw:text-style-name="P10" draw:layer="layout" svg:width="0.864cm" svg:height="0.864cm" svg:x="10.5cm" svg:y="17.5cm">
          <text:p text:style-name="P1"><text:span text:style-name="T7">D</text:span></text:p>
        </draw:rect>
        <draw:rect draw:style-name="gr16" draw:text-style-name="P10" draw:layer="layout" svg:width="0.86cm" svg:height="0.86cm" svg:x="10.503cm" svg:y="19.254cm">
          <text:p text:style-name="P1"><text:span text:style-name="T7">D</text:span></text:p>
        </draw:rect>
        <draw:g>
          <draw:rect draw:style-name="gr1" draw:text-style-name="P1" draw:layer="layout" svg:width="0.6cm" svg:height="0.86cm" svg:x="7.4cm" svg:y="17.5cm">
            <text:p/>
          </draw:rect>
          <draw:rect draw:style-name="gr29" draw:text-style-name="P16" draw:layer="layout" svg:width="0.5cm" svg:height="0.864cm" svg:x="7.45cm" svg:y="17.5cm">
            <text:p text:style-name="P1"><text:span text:style-name="T15">@</text:span></text:p>
          </draw:rect>
        </draw:g>
        <draw:frame draw:style-name="gr28" draw:text-style-name="P18" draw:layer="layout" svg:width="4cm" svg:height="1.069cm" svg:x="10.25cm" svg:y="20.15cm">
          <draw:text-box>
            <text:p text:style-name="P17"><text:span text:style-name="T13">Acquittement (</text:span><text:span text:style-name="T14">ACK</text:span><text:span text:style-name="T13">) puis</text:span></text:p>
            <text:p text:style-name="P17"><text:span text:style-name="T13">Réception des </text:span><text:span text:style-name="T14">D</text:span><text:span text:style-name="T13">onnées</text:span></text:p>
            <text:p text:style-name="P17"><text:span text:style-name="T13">(seulement si </text:span><text:span text:style-name="T14">@</text:span><text:span text:style-name="T13"> reconnue)</text:span></text:p>
          </draw:text-box>
        </draw:frame>
        <draw:frame draw:style-name="gr28" draw:text-style-name="P15" draw:layer="layout" svg:width="2.5cm" svg:height="0.357cm" svg:x="7.5cm" svg:y="20.15cm">
          <draw:text-box>
            <text:p text:style-name="P1"><text:span text:style-name="T13">Réveil périodique</text:span></text:p>
          </draw:text-box>
        </draw:frame>
        <draw:frame draw:style-name="gr30" draw:text-style-name="P12" draw:layer="layout" svg:width="1.75cm" svg:height="0.556cm" svg:x="9.75cm" svg:y="21.5cm">
          <draw:text-box>
            <text:p text:style-name="P1"><text:span text:style-name="T9">X-MAC</text:span></text:p>
          </draw:text-box>
        </draw:frame>
        <draw:frame draw:style-name="gr27" draw:text-style-name="P15" draw:layer="layout" svg:width="4cm" svg:height="0.713cm" svg:x="4.9cm" svg:y="3.21cm">
          <draw:text-box>
            <text:p text:style-name="P1"><text:span text:style-name="T16">i</text:span><text:span text:style-name="T16"><text:line-break/></text:span><text:span text:style-name="T13">intervalle entre 2 réveils</text:span></text:p>
          </draw:text-box>
        </draw:frame>
        <draw:rect draw:style-name="gr1" draw:text-style-name="P1" draw:layer="layout" svg:width="6.1cm" svg:height="0.864cm" svg:x="8.9cm" svg:y="3.254cm">
          <text:p/>
        </draw:rect>
        <draw:rect draw:style-name="gr1" draw:text-style-name="P1" draw:layer="layout" svg:width="8.1cm" svg:height="0.864cm" svg:x="5.9cm" svg:y="1.5cm">
          <text:p/>
        </draw:rect>
        <draw:frame draw:style-name="gr6" draw:text-style-name="P8" draw:layer="layout" svg:width="3.023cm" svg:height="0.864cm" svg:x="1cm" svg:y="3.25cm">
          <draw:text-box>
            <text:p><text:span text:style-name="T3">Récepteur</text:span></text:p>
          </draw:text-box>
        </draw:frame>
        <draw:frame draw:style-name="gr6" draw:text-style-name="P8" draw:layer="layout" svg:width="2.591cm" svg:height="0.864cm" svg:x="1cm" svg:y="1.5cm">
          <draw:text-box>
            <text:p><text:span text:style-name="T12">É</text:span><text:span text:style-name="T3">metteur</text:span></text:p>
          </draw:text-box>
        </draw:frame>
        <draw:line draw:style-name="gr18" draw:text-style-name="P1" draw:layer="layout" svg:x1="11.25cm" svg:y1="2.36cm" svg:x2="11.25cm" svg:y2="3.25cm">
          <text:p/>
        </draw:line>
        <draw:frame draw:style-name="gr28" draw:text-style-name="P15" draw:layer="layout" svg:width="2.5cm" svg:height="0.357cm" svg:x="3.45cm" svg:y="4.15cm">
          <draw:text-box>
            <text:p text:style-name="P1"><text:span text:style-name="T13">Réveil périodique</text:span></text:p>
          </draw:text-box>
        </draw:frame>
        <draw:frame draw:style-name="gr28" draw:text-style-name="P15" draw:layer="layout" svg:width="5.75cm" svg:height="0.357cm" svg:x="10.5cm" svg:y="1cm">
          <draw:text-box>
            <text:p text:style-name="P1"><text:span text:style-name="T13">Envoi des </text:span><text:span text:style-name="T14">D</text:span><text:span text:style-name="T13">onnées après le préambule</text:span></text:p>
          </draw:text-box>
        </draw:frame>
        <draw:line draw:style-name="gr18" draw:text-style-name="P1" draw:layer="layout" svg:x1="13.423cm" svg:y1="2.361cm" svg:x2="13.423cm" svg:y2="3.25cm">
          <text:p/>
        </draw:line>
        <draw:rect draw:style-name="gr17" draw:text-style-name="P19" draw:layer="layout" svg:width="7cm" svg:height="0.864cm" svg:x="6cm" svg:y="1.5cm">
          <text:p text:style-name="P1"><text:span text:style-name="T17">Préambule à longue durée</text:span><text:span text:style-name="T17"><text:line-break/></text:span><text:span text:style-name="T17">(supérieure à l'intervalle </text:span><text:span text:style-name="T16">i</text:span><text:span text:style-name="T17">)</text:span></text:p>
        </draw:rect>
        <draw:rect draw:style-name="gr16" draw:text-style-name="P10" draw:layer="layout" svg:width="0.864cm" svg:height="0.864cm" svg:x="13cm" svg:y="1.5cm">
          <text:p text:style-name="P1"><text:span text:style-name="T7">D</text:span></text:p>
        </draw:rect>
        <draw:rect draw:style-name="gr15" draw:text-style-name="P20" draw:layer="layout" svg:width="3.75cm" svg:height="0.864cm" svg:x="9.25cm" svg:y="3.25cm">
          <text:p text:style-name="P1"><text:span text:style-name="T17">Période d'écoute</text:span><text:span text:style-name="T17"><text:line-break/></text:span><text:span text:style-name="T17">allongée</text:span></text:p>
        </draw:rect>
        <draw:rect draw:style-name="gr16" draw:text-style-name="P10" draw:layer="layout" svg:width="0.86cm" svg:height="0.86cm" svg:x="13.003cm" svg:y="3.254cm">
          <text:p text:style-name="P1"><text:span text:style-name="T7">D</text:span></text:p>
        </draw:rect>
        <draw:rect draw:style-name="gr3" draw:text-style-name="P1" draw:layer="layout" svg:width="0.259cm" svg:height="0.864cm" svg:x="9cm" svg:y="3.25cm">
          <text:p/>
        </draw:rect>
        <draw:g>
          <draw:rect draw:style-name="gr1" draw:text-style-name="P1" draw:layer="layout" svg:width="0.432cm" svg:height="0.864cm" svg:x="4.5cm" svg:y="3.25cm">
            <text:p/>
          </draw:rect>
          <draw:rect draw:style-name="gr3" draw:text-style-name="P1" draw:layer="layout" svg:width="0.259cm" svg:height="0.864cm" svg:x="4.587cm" svg:y="3.25cm">
            <text:p/>
          </draw:rect>
        </draw:g>
        <draw:frame draw:style-name="gr28" draw:text-style-name="P18" draw:layer="layout" svg:width="3.75cm" svg:height="1.069cm" svg:x="13cm" svg:y="4.15cm">
          <draw:text-box>
            <text:p text:style-name="P17"><text:span text:style-name="T13">Réception des </text:span><text:span text:style-name="T14">D</text:span><text:span text:style-name="T13">onnées, puis attente d'éventuelles trames supplémentaires</text:span></text:p>
          </draw:text-box>
        </draw:frame>
        <draw:g>
          <draw:line draw:style-name="gr4" draw:text-style-name="P1" draw:layer="layout" svg:x1="1.864cm" svg:y1="4.114cm" svg:x2="18.5cm" svg:y2="4.114cm">
            <text:p/>
          </draw:line>
          <draw:line draw:style-name="gr4" draw:text-style-name="P1" draw:layer="layout" svg:x1="1.864cm" svg:y1="3.25cm" svg:x2="18.5cm" svg:y2="3.25cm">
            <text:p/>
          </draw:line>
        </draw:g>
        <draw:g>
          <draw:line draw:style-name="gr4" draw:text-style-name="P1" draw:layer="layout" svg:x1="1.864cm" svg:y1="2.364cm" svg:x2="18.5cm" svg:y2="2.364cm">
            <text:p/>
          </draw:line>
          <draw:line draw:style-name="gr4" draw:text-style-name="P1" draw:layer="layout" svg:x1="1.864cm" svg:y1="1.5cm" svg:x2="18.5cm" svg:y2="1.5cm">
            <text:p/>
          </draw:line>
        </draw:g>
        <draw:frame draw:style-name="gr28" draw:text-style-name="P15" draw:layer="layout" svg:width="2.5cm" svg:height="0.357cm" svg:x="7.85cm" svg:y="4.15cm">
          <draw:text-box>
            <text:p text:style-name="P1"><text:span text:style-name="T13">Réveil périodique</text:span></text:p>
          </draw:text-box>
        </draw:frame>
        <draw:line draw:style-name="gr31" draw:text-style-name="P1" draw:layer="layout" svg:x1="4.9cm" svg:y1="3.97cm" svg:x2="8.9cm" svg:y2="3.97cm">
          <text:p/>
        </draw:line>
        <draw:frame draw:style-name="gr30" draw:text-style-name="P12" draw:layer="layout" svg:width="1.75cm" svg:height="0.556cm" svg:x="9.5cm" svg:y="5.5cm">
          <draw:text-box>
            <text:p text:style-name="P1"><text:span text:style-name="T9">B-MAC</text:span></text:p>
          </draw:text-box>
        </draw:frame>
        <draw:rect draw:style-name="gr17" draw:text-style-name="P9" draw:layer="layout" svg:width="0.431cm" svg:height="0.864cm" svg:x="10cm" svg:y="17.5cm">
          <text:p text:style-name="P1"><text:span text:style-name="T6">A</text:span></text:p>
          <text:p text:style-name="P1"><text:span text:style-name="T6">C</text:span></text:p>
          <text:p text:style-name="P1"><text:span text:style-name="T6">K</text:span></text:p>
        </draw:rect>
        <draw:g>
          <draw:rect draw:style-name="gr1" draw:text-style-name="P1" draw:layer="layout" svg:width="0.432cm" svg:height="0.864cm" svg:x="15.5cm" svg:y="19.25cm">
            <text:p/>
          </draw:rect>
          <draw:rect draw:style-name="gr3" draw:text-style-name="P1" draw:layer="layout" svg:width="0.259cm" svg:height="0.864cm" svg:x="15.587cm" svg:y="19.25cm">
            <text:p/>
          </draw:rect>
        </draw:g>
        <draw:rect draw:style-name="gr29" draw:text-style-name="P16" draw:layer="layout" svg:width="0.5cm" svg:height="0.864cm" svg:x="9.45cm" svg:y="17.5cm">
          <text:p text:style-name="P1"><text:span text:style-name="T15">@</text:span></text:p>
        </draw:rect>
        <draw:g>
          <draw:rect draw:style-name="gr1" draw:text-style-name="P1" draw:layer="layout" svg:width="0.6cm" svg:height="0.86cm" svg:x="8.4cm" svg:y="17.5cm">
            <text:p/>
          </draw:rect>
          <draw:rect draw:style-name="gr29" draw:text-style-name="P16" draw:layer="layout" svg:width="0.5cm" svg:height="0.864cm" svg:x="8.45cm" svg:y="17.5cm">
            <text:p text:style-name="P1"><text:span text:style-name="T15">@</text:span></text:p>
          </draw:rect>
        </draw:g>
        <draw:g>
          <draw:rect draw:style-name="gr1" draw:text-style-name="P1" draw:layer="layout" svg:width="0.6cm" svg:height="0.86cm" svg:x="6.4cm" svg:y="17.5cm">
            <text:p/>
          </draw:rect>
          <draw:rect draw:style-name="gr29" draw:text-style-name="P16" draw:layer="layout" svg:width="0.5cm" svg:height="0.864cm" svg:x="6.45cm" svg:y="17.5cm">
            <text:p text:style-name="P1"><text:span text:style-name="T15">@</text:span></text:p>
          </draw:rect>
        </draw:g>
        <draw:g>
          <draw:line draw:style-name="gr4" draw:text-style-name="P1" draw:layer="layout" svg:x1="2.114cm" svg:y1="18.364cm" svg:x2="18.75cm" svg:y2="18.364cm">
            <text:p/>
          </draw:line>
          <draw:line draw:style-name="gr4" draw:text-style-name="P1" draw:layer="layout" svg:x1="2.114cm" svg:y1="17.5cm" svg:x2="18.75cm" svg:y2="17.5cm">
            <text:p/>
          </draw:line>
        </draw:g>
        <draw:rect draw:style-name="gr17" draw:text-style-name="P9" draw:layer="layout" svg:width="0.431cm" svg:height="0.864cm" svg:x="10.001cm" svg:y="19.25cm">
          <text:p text:style-name="P1"><text:span text:style-name="T6">A</text:span></text:p>
          <text:p text:style-name="P1"><text:span text:style-name="T6">C</text:span></text:p>
          <text:p text:style-name="P1"><text:span text:style-name="T6">K</text:span></text:p>
        </draw:rect>
        <draw:line draw:style-name="gr18" draw:text-style-name="P1" draw:layer="layout" svg:x1="9.7cm" svg:y1="18.36cm" svg:x2="9.7cm" svg:y2="19.26cm">
          <text:p/>
        </draw:line>
        <draw:g>
          <draw:rect draw:style-name="gr1" draw:text-style-name="P1" draw:layer="layout" svg:width="0.432cm" svg:height="0.864cm" svg:x="4.75cm" svg:y="19.25cm">
            <text:p/>
          </draw:rect>
          <draw:rect draw:style-name="gr3" draw:text-style-name="P1" draw:layer="layout" svg:width="0.259cm" svg:height="0.864cm" svg:x="4.837cm" svg:y="19.25cm">
            <text:p/>
          </draw:rect>
        </draw:g>
        <draw:g>
          <draw:line draw:style-name="gr4" draw:text-style-name="P1" draw:layer="layout" svg:x1="2.114cm" svg:y1="20.114cm" svg:x2="18.75cm" svg:y2="20.114cm">
            <text:p/>
          </draw:line>
          <draw:line draw:style-name="gr4" draw:text-style-name="P1" draw:layer="layout" svg:x1="2.114cm" svg:y1="19.25cm" svg:x2="18.75cm" svg:y2="19.25cm">
            <text:p/>
          </draw:line>
        </draw:g>
        <draw:rect draw:style-name="gr32" draw:text-style-name="P21" draw:layer="layout" svg:width="0.7cm" svg:height="0.86cm" svg:x="9.25cm" svg:y="19.25cm">
          <text:p text:style-name="P4"><text:span text:style-name="T15">@</text:span></text:p>
        </draw:rect>
        <draw:frame draw:style-name="gr28" draw:text-style-name="P15" draw:layer="layout" svg:width="2.5cm" svg:height="0.357cm" svg:x="14.45cm" svg:y="20.14cm">
          <draw:text-box>
            <text:p text:style-name="P1"><text:span text:style-name="T13">Réveil périodique</text:span></text:p>
          </draw:text-box>
        </draw:frame>
        <draw:frame draw:style-name="gr28" draw:text-style-name="P15" draw:layer="layout" svg:width="2.5cm" svg:height="0.357cm" svg:x="3.7cm" svg:y="20.152cm">
          <draw:text-box>
            <text:p text:style-name="P1"><text:span text:style-name="T13">Réveil périodique</text:span></text:p>
          </draw:text-box>
        </draw:frame>
      </draw:page>
      <draw:page draw:name="Collisions cachées" draw:style-name="dp1" draw:master-page-name="Standard">
        <draw:line draw:style-name="gr33" draw:text-style-name="P1" draw:layer="layout" svg:x1="8cm" svg:y1="2.25cm" svg:x2="8cm" svg:y2="5cm">
          <text:p/>
        </draw:line>
        <draw:line draw:style-name="gr33" draw:text-style-name="P1" draw:layer="layout" svg:x1="11.75cm" svg:y1="6.75cm" svg:x2="12.75cm" svg:y2="6.75cm">
          <text:p/>
        </draw:line>
        <draw:rect draw:style-name="gr1" draw:text-style-name="P1" draw:layer="layout" svg:width="4.25cm" svg:height="0.86cm" svg:x="2.75cm" svg:y="3.5cm">
          <text:p/>
        </draw:rect>
        <draw:rect draw:style-name="gr1" draw:text-style-name="P1" draw:layer="layout" svg:width="4.5cm" svg:height="0.86cm" svg:x="6cm" svg:y="5cm">
          <text:p/>
        </draw:rect>
        <draw:rect draw:style-name="gr1" draw:text-style-name="P1" draw:layer="layout" svg:width="8cm" svg:height="0.86cm" svg:x="2.5cm" svg:y="7cm">
          <text:p/>
        </draw:rect>
        <draw:frame draw:style-name="gr6" draw:text-style-name="P5" draw:layer="layout" svg:width="0.75cm" svg:height="0.864cm" svg:x="1.5cm" svg:y="3.5cm">
          <draw:text-box>
            <text:p text:style-name="P4"><text:span text:style-name="T3">R1</text:span></text:p>
          </draw:text-box>
        </draw:frame>
        <draw:frame draw:style-name="gr6" draw:text-style-name="P8" draw:layer="layout" svg:width="0.75cm" svg:height="0.864cm" svg:x="1.5cm" svg:y="7cm">
          <draw:text-box>
            <text:p text:style-name="P4"><text:span text:style-name="T3">E2</text:span></text:p>
          </draw:text-box>
        </draw:frame>
        <draw:frame draw:style-name="gr6" draw:text-style-name="P5" draw:layer="layout" svg:width="0.75cm" svg:height="0.864cm" svg:x="1.5cm" svg:y="5cm">
          <draw:text-box>
            <text:p text:style-name="P4"><text:span text:style-name="T3">R2</text:span></text:p>
          </draw:text-box>
        </draw:frame>
        <draw:rect draw:style-name="gr1" draw:text-style-name="P1" draw:layer="layout" svg:width="8cm" svg:height="0.86cm" svg:x="2.5cm" svg:y="1.5cm">
          <text:p/>
        </draw:rect>
        <draw:frame draw:style-name="gr6" draw:text-style-name="P8" draw:layer="layout" svg:width="0.75cm" svg:height="0.864cm" svg:x="1.5cm" svg:y="1.5cm">
          <draw:text-box>
            <text:p text:style-name="P4"><text:span text:style-name="T3">E1</text:span></text:p>
          </draw:text-box>
        </draw:frame>
        <draw:g>
          <draw:line draw:style-name="gr18" draw:text-style-name="P1" draw:layer="layout" svg:x1="3.43cm" svg:y1="2.36cm" svg:x2="3.43cm" svg:y2="3.5cm">
            <text:p/>
          </draw:line>
          <draw:rect draw:style-name="gr16" draw:text-style-name="P10" draw:layer="layout" svg:width="0.864cm" svg:height="0.864cm" svg:x="3cm" svg:y="1.5cm">
            <text:p text:style-name="P1"><text:span text:style-name="T7">D</text:span></text:p>
          </draw:rect>
        </draw:g>
        <draw:g>
          <draw:line draw:style-name="gr18" draw:text-style-name="P1" draw:layer="layout" svg:x1="4.93cm" svg:y1="2.36cm" svg:x2="4.93cm" svg:y2="3.5cm">
            <text:p/>
          </draw:line>
          <draw:rect draw:style-name="gr16" draw:text-style-name="P10" draw:layer="layout" svg:width="0.864cm" svg:height="0.864cm" svg:x="4.5cm" svg:y="1.5cm">
            <text:p text:style-name="P1"><text:span text:style-name="T7">D</text:span></text:p>
          </draw:rect>
        </draw:g>
        <draw:rect draw:style-name="gr16" draw:text-style-name="P10" draw:layer="layout" svg:width="0.864cm" svg:height="0.864cm" svg:x="7.5cm" svg:y="1.5cm">
          <text:p text:style-name="P1"><text:span text:style-name="T7">D</text:span></text:p>
        </draw:rect>
        <draw:g>
          <draw:line draw:style-name="gr18" draw:text-style-name="P1" draw:layer="layout" svg:x1="9.68cm" svg:y1="7cm" svg:x2="9.68cm" svg:y2="5.86cm">
            <text:p/>
          </draw:line>
          <draw:rect draw:style-name="gr16" draw:text-style-name="P10" draw:layer="layout" svg:width="0.864cm" svg:height="0.864cm" svg:x="9.25cm" svg:y="7cm">
            <text:p text:style-name="P1"><text:span text:style-name="T7">D</text:span></text:p>
          </draw:rect>
        </draw:g>
        <draw:g>
          <draw:rect draw:style-name="gr16" draw:text-style-name="P10" draw:layer="layout" svg:width="0.864cm" svg:height="0.864cm" svg:x="7.75cm" svg:y="7cm">
            <text:p text:style-name="P1"><text:span text:style-name="T7">D</text:span></text:p>
          </draw:rect>
          <draw:line draw:style-name="gr18" draw:text-style-name="P1" draw:layer="layout" svg:x1="8.18cm" svg:y1="7cm" svg:x2="8.18cm" svg:y2="5.86cm">
            <text:p/>
          </draw:line>
        </draw:g>
        <draw:line draw:style-name="gr33" draw:text-style-name="P1" draw:layer="layout" svg:x1="5.13cm" svg:y1="6.95cm" svg:x2="5.13cm" svg:y2="4.4cm">
          <text:p/>
        </draw:line>
        <draw:line draw:style-name="gr33" draw:text-style-name="P1" draw:layer="layout" svg:x1="6.65cm" svg:y1="2.25cm" svg:x2="6.65cm" svg:y2="5cm">
          <text:p/>
        </draw:line>
        <draw:g>
          <draw:line draw:style-name="gr18" draw:text-style-name="P1" draw:layer="layout" svg:x1="6.43cm" svg:y1="2.36cm" svg:x2="6.43cm" svg:y2="3.5cm">
            <text:p/>
          </draw:line>
          <draw:rect draw:style-name="gr16" draw:text-style-name="P10" draw:layer="layout" svg:width="0.864cm" svg:height="0.864cm" svg:x="6cm" svg:y="1.5cm">
            <text:p text:style-name="P1"><text:span text:style-name="T7">D</text:span></text:p>
          </draw:rect>
        </draw:g>
        <draw:line draw:style-name="gr33" draw:text-style-name="P1" draw:layer="layout" svg:x1="6.45cm" svg:y1="6.95cm" svg:x2="6.45cm" svg:y2="4.4cm">
          <text:p/>
        </draw:line>
        <draw:line draw:style-name="gr33" draw:text-style-name="P1" draw:layer="layout" svg:x1="3.63cm" svg:y1="6.95cm" svg:x2="3.63cm" svg:y2="4.4cm">
          <text:p/>
        </draw:line>
        <draw:rect draw:style-name="gr16" draw:text-style-name="P10" draw:layer="layout" svg:width="0.864cm" svg:height="0.864cm" svg:x="3.25cm" svg:y="7cm">
          <text:p text:style-name="P1"><text:span text:style-name="T7">D</text:span></text:p>
        </draw:rect>
        <draw:rect draw:style-name="gr16" draw:text-style-name="P10" draw:layer="layout" svg:width="0.864cm" svg:height="0.864cm" svg:x="4.75cm" svg:y="7cm">
          <text:p text:style-name="P1"><text:span text:style-name="T7">D</text:span></text:p>
        </draw:rect>
        <draw:g>
          <draw:rect draw:style-name="gr16" draw:text-style-name="P10" draw:layer="layout" svg:width="0.864cm" svg:height="0.864cm" svg:x="6.25cm" svg:y="7cm">
            <text:p text:style-name="P1"><text:span text:style-name="T7">D</text:span></text:p>
          </draw:rect>
          <draw:line draw:style-name="gr18" draw:text-style-name="P1" draw:layer="layout" svg:x1="6.68cm" svg:y1="7cm" svg:x2="6.68cm" svg:y2="5.86cm">
            <text:p/>
          </draw:line>
        </draw:g>
        <draw:line draw:style-name="gr18" draw:text-style-name="P1" draw:layer="layout" svg:x1="11.75cm" svg:y1="5.96cm" svg:x2="12.75cm" svg:y2="5.96cm">
          <text:p/>
        </draw:line>
        <draw:rect draw:style-name="gr16" draw:text-style-name="P12" draw:layer="layout" svg:width="0.5cm" svg:height="0.5cm" svg:x="12cm" svg:y="5cm">
          <text:p text:style-name="P1"><text:span text:style-name="T9">D</text:span></text:p>
        </draw:rect>
        <draw:line draw:style-name="gr33" draw:text-style-name="P1" draw:layer="layout" svg:x1="9.5cm" svg:y1="2.25cm" svg:x2="9.5cm" svg:y2="5cm">
          <text:p/>
        </draw:line>
        <draw:rect draw:style-name="gr16" draw:text-style-name="P10" draw:layer="layout" svg:width="0.864cm" svg:height="0.864cm" svg:x="9cm" svg:y="1.5cm">
          <text:p text:style-name="P1"><text:span text:style-name="T7">D</text:span></text:p>
        </draw:rect>
        <draw:g>
          <draw:rect draw:style-name="gr34" draw:text-style-name="P1" draw:layer="layout" svg:width="4cm" svg:height="0.63cm" svg:x="6.25cm" svg:y="5.13cm">
            <text:p/>
          </draw:rect>
          <draw:line draw:style-name="gr34" draw:text-style-name="P1" draw:layer="layout" svg:x1="10.25cm" svg:y1="5.76cm" svg:x2="6.25cm" svg:y2="5.13cm">
            <text:p/>
          </draw:line>
          <draw:line draw:style-name="gr34" draw:text-style-name="P1" draw:layer="layout" svg:x1="6.25cm" svg:y1="5.76cm" svg:x2="10.25cm" svg:y2="5.13cm">
            <text:p/>
          </draw:line>
        </draw:g>
        <draw:frame draw:style-name="gr35" draw:text-style-name="P7" draw:layer="layout" svg:width="3.5cm" svg:height="0.5cm" svg:x="13cm" svg:y="5.75cm">
          <draw:text-box>
            <text:p><text:span text:style-name="T5">émission de données</text:span></text:p>
          </draw:text-box>
        </draw:frame>
        <draw:frame draw:style-name="gr35" draw:text-style-name="P7" draw:layer="layout" svg:width="2cm" svg:height="0.5cm" svg:x="13cm" svg:y="6.5cm">
          <draw:text-box>
            <text:p><text:span text:style-name="T5">interférence</text:span></text:p>
          </draw:text-box>
        </draw:frame>
        <draw:frame draw:style-name="gr35" draw:text-style-name="P7" draw:layer="layout" svg:width="1.75cm" svg:height="0.5cm" svg:x="13cm" svg:y="7.25cm">
          <draw:text-box>
            <text:p><text:span text:style-name="T5">collision(s)</text:span></text:p>
          </draw:text-box>
        </draw:frame>
        <draw:g>
          <draw:rect draw:style-name="gr34" draw:text-style-name="P1" draw:layer="layout" svg:width="3.75cm" svg:height="0.63cm" svg:x="3cm" svg:y="3.63cm">
            <text:p/>
          </draw:rect>
          <draw:line draw:style-name="gr34" draw:text-style-name="P1" draw:layer="layout" svg:x1="6.75cm" svg:y1="4.26cm" svg:x2="3cm" svg:y2="3.63cm">
            <text:p/>
          </draw:line>
          <draw:line draw:style-name="gr34" draw:text-style-name="P1" draw:layer="layout" svg:x1="3cm" svg:y1="4.26cm" svg:x2="6.75cm" svg:y2="3.63cm">
            <text:p/>
          </draw:line>
        </draw:g>
        <draw:g>
          <draw:rect draw:style-name="gr34" draw:text-style-name="P1" draw:layer="layout" svg:width="1cm" svg:height="0.5cm" svg:x="11.75cm" svg:y="7.25cm">
            <text:p/>
          </draw:rect>
          <draw:line draw:style-name="gr34" draw:text-style-name="P1" draw:layer="layout" svg:x1="12.75cm" svg:y1="7.75cm" svg:x2="11.75cm" svg:y2="7.25cm">
            <text:p/>
          </draw:line>
          <draw:line draw:style-name="gr34" draw:text-style-name="P1" draw:layer="layout" svg:x1="11.75cm" svg:y1="7.75cm" svg:x2="12.75cm" svg:y2="7.25cm">
            <text:p/>
          </draw:line>
        </draw:g>
        <draw:g>
          <draw:custom-shape draw:style-name="gr11" draw:text-style-name="P1" draw:layer="layout" svg:width="2.5cm" svg:height="2.5cm" svg:x="13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cm" svg:height="0.25cm" svg:x="14.63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cm" svg:height="0.395cm" svg:x="14.5cm" svg:y="2.95cm">
            <draw:text-box>
              <text:p text:style-name="P1"><text:span text:style-name="T5">E2</text:span></text:p>
            </draw:text-box>
          </draw:frame>
        </draw:g>
        <draw:g>
          <draw:custom-shape draw:style-name="gr13" draw:text-style-name="P1" draw:layer="layout" svg:width="0.25cm" svg:height="0.25cm" svg:x="12.88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2.5cm" svg:height="2.5cm" svg:x="11.7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cm" svg:height="0.395cm" svg:x="12.75cm" svg:y="2.95cm">
            <draw:text-box>
              <text:p><text:span text:style-name="T5">E1</text:span></text:p>
            </draw:text-box>
          </draw:frame>
        </draw:g>
        <draw:frame draw:style-name="gr35" draw:text-style-name="P7" draw:layer="layout" svg:width="3cm" svg:height="0.5cm" svg:x="13cm" svg:y="5cm">
          <draw:text-box>
            <text:p><text:span text:style-name="T5">trame de données</text:span></text:p>
          </draw:text-box>
        </draw:frame>
        <draw:g>
          <draw:line draw:style-name="gr4" draw:text-style-name="P1" draw:layer="layout" svg:x1="2.25cm" svg:y1="2.364cm" svg:x2="11cm" svg:y2="2.364cm">
            <text:p/>
          </draw:line>
          <draw:line draw:style-name="gr4" draw:text-style-name="P1" draw:layer="layout" svg:x1="2.25cm" svg:y1="1.5cm" svg:x2="11cm" svg:y2="1.5cm">
            <text:p/>
          </draw:line>
        </draw:g>
        <draw:g>
          <draw:line draw:style-name="gr4" draw:text-style-name="P1" draw:layer="layout" svg:x1="2.25cm" svg:y1="4.364cm" svg:x2="11cm" svg:y2="4.364cm">
            <text:p/>
          </draw:line>
          <draw:line draw:style-name="gr4" draw:text-style-name="P1" draw:layer="layout" svg:x1="2.25cm" svg:y1="3.5cm" svg:x2="11cm" svg:y2="3.5cm">
            <text:p/>
          </draw:line>
        </draw:g>
        <draw:g>
          <draw:line draw:style-name="gr4" draw:text-style-name="P1" draw:layer="layout" svg:x1="2.25cm" svg:y1="5.864cm" svg:x2="11cm" svg:y2="5.864cm">
            <text:p/>
          </draw:line>
          <draw:line draw:style-name="gr4" draw:text-style-name="P1" draw:layer="layout" svg:x1="2.25cm" svg:y1="5cm" svg:x2="11cm" svg:y2="5cm">
            <text:p/>
          </draw:line>
        </draw:g>
        <draw:g>
          <draw:line draw:style-name="gr4" draw:text-style-name="P1" draw:layer="layout" svg:x1="2.25cm" svg:y1="7.864cm" svg:x2="11cm" svg:y2="7.864cm">
            <text:p/>
          </draw:line>
          <draw:line draw:style-name="gr4" draw:text-style-name="P1" draw:layer="layout" svg:x1="2.25cm" svg:y1="7cm" svg:x2="11cm" svg:y2="7cm">
            <text:p/>
          </draw:line>
        </draw:g>
        <draw:g>
          <draw:custom-shape draw:style-name="gr9" draw:text-style-name="P1" draw:layer="layout" svg:width="0.25cm" svg:height="0.25cm" svg:x="13.51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0.5cm" svg:height="0.395cm" svg:x="13.38cm" svg:y="2.95cm">
            <draw:text-box>
              <text:p text:style-name="P1"><text:span text:style-name="T5">R1</text:span></text:p>
            </draw:text-box>
          </draw:frame>
        </draw:g>
        <draw:g>
          <draw:custom-shape draw:style-name="gr9" draw:text-style-name="P1" draw:layer="layout" svg:width="0.25cm" svg:height="0.25cm" svg:x="14.01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0.5cm" svg:height="0.395cm" svg:x="13.88cm" svg:y="2.95cm">
            <draw:text-box>
              <text:p text:style-name="P1"><text:span text:style-name="T5">R2</text:span></text:p>
            </draw:text-box>
          </draw:frame>
        </draw:g>
      </draw:page>
      <draw:page draw:name="ContikiMAC" draw:style-name="dp1" draw:master-page-name="Standard">
        <draw:g>
          <draw:rect draw:style-name="gr1" draw:text-style-name="P1" draw:layer="layout" svg:width="2.332cm" svg:height="0.864cm" svg:x="9.5cm" svg:y="5.386cm">
            <text:p/>
          </draw:rect>
          <draw:rect draw:style-name="gr3" draw:text-style-name="P1" draw:layer="layout" svg:width="0.914cm" svg:height="0.864cm" svg:x="9.586cm" svg:y="5.386cm">
            <text:p/>
          </draw:rect>
          <draw:rect draw:style-name="gr15" draw:text-style-name="P9" draw:layer="layout" svg:width="0.431cm" svg:height="0.864cm" svg:x="11.3cm" svg:y="5.39cm">
            <text:p text:style-name="P1"><text:span text:style-name="T6">A</text:span></text:p>
            <text:p text:style-name="P1"><text:span text:style-name="T6">C</text:span></text:p>
            <text:p text:style-name="P1"><text:span text:style-name="T6">K</text:span></text:p>
          </draw:rect>
          <draw:rect draw:style-name="gr16" draw:text-style-name="P10" draw:layer="layout" svg:width="0.86cm" svg:height="0.86cm" svg:x="10.43cm" svg:y="5.39cm">
            <text:p text:style-name="P1"><text:span text:style-name="T7">D</text:span></text:p>
          </draw:rect>
        </draw:g>
        <draw:g>
          <draw:rect draw:style-name="gr1" draw:text-style-name="P1" draw:layer="layout" svg:width="4.059cm" svg:height="0.864cm" svg:x="7.75cm" svg:y="1.5cm">
            <text:p/>
          </draw:rect>
          <draw:rect draw:style-name="gr16" draw:text-style-name="P10" draw:layer="layout" svg:width="0.863cm" svg:height="0.864cm" svg:x="9.132cm" svg:y="1.5cm">
            <text:p text:style-name="P1"><text:span text:style-name="T7">D</text:span></text:p>
          </draw:rect>
          <draw:rect draw:style-name="gr16" draw:text-style-name="P10" draw:layer="layout" svg:width="0.864cm" svg:height="0.864cm" svg:x="7.836cm" svg:y="1.5cm">
            <text:p text:style-name="P1"><text:span text:style-name="T7">D</text:span></text:p>
          </draw:rect>
          <draw:rect draw:style-name="gr16" draw:text-style-name="P10" draw:layer="layout" svg:width="0.864cm" svg:height="0.864cm" svg:x="10.427cm" svg:y="1.5cm">
            <text:p text:style-name="P1"><text:span text:style-name="T7">D</text:span></text:p>
          </draw:rect>
          <draw:rect draw:style-name="gr17" draw:text-style-name="P9" draw:layer="layout" svg:width="0.431cm" svg:height="0.864cm" svg:x="11.3cm" svg:y="1.5cm">
            <text:p text:style-name="P1"><text:span text:style-name="T6">A</text:span></text:p>
            <text:p text:style-name="P1"><text:span text:style-name="T6">C</text:span></text:p>
            <text:p text:style-name="P1"><text:span text:style-name="T6">K</text:span></text:p>
          </draw:rect>
        </draw:g>
        <draw:g>
          <draw:rect draw:style-name="gr1" draw:text-style-name="P1" draw:layer="layout" svg:width="0.432cm" svg:height="0.864cm" svg:x="4.5cm" svg:y="5.386cm">
            <text:p/>
          </draw:rect>
          <draw:rect draw:style-name="gr1" draw:text-style-name="P1" draw:layer="layout" svg:width="0.432cm" svg:height="0.864cm" svg:x="5.105cm" svg:y="5.386cm">
            <text:p/>
          </draw:rect>
          <draw:rect draw:style-name="gr3" draw:text-style-name="P1" draw:layer="layout" svg:width="0.259cm" svg:height="0.864cm" svg:x="4.587cm" svg:y="5.386cm">
            <text:p/>
          </draw:rect>
          <draw:rect draw:style-name="gr3" draw:text-style-name="P1" draw:layer="layout" svg:width="0.259cm" svg:height="0.864cm" svg:x="5.191cm" svg:y="5.386cm">
            <text:p/>
          </draw:rect>
        </draw:g>
        <draw:g>
          <draw:rect draw:style-name="gr1" draw:text-style-name="P1" draw:layer="layout" svg:width="0.432cm" svg:height="0.864cm" svg:x="15.5cm" svg:y="5.386cm">
            <text:p/>
          </draw:rect>
          <draw:rect draw:style-name="gr1" draw:text-style-name="P1" draw:layer="layout" svg:width="0.432cm" svg:height="0.864cm" svg:x="16.104cm" svg:y="5.386cm">
            <text:p/>
          </draw:rect>
          <draw:rect draw:style-name="gr3" draw:text-style-name="P1" draw:layer="layout" svg:width="0.259cm" svg:height="0.864cm" svg:x="15.586cm" svg:y="5.386cm">
            <text:p/>
          </draw:rect>
          <draw:rect draw:style-name="gr3" draw:text-style-name="P1" draw:layer="layout" svg:width="0.259cm" svg:height="0.864cm" svg:x="16.191cm" svg:y="5.386cm">
            <text:p/>
          </draw:rect>
        </draw:g>
        <draw:g>
          <draw:line draw:style-name="gr4" draw:text-style-name="P1" draw:layer="layout" svg:x1="1.864cm" svg:y1="6.25cm" svg:x2="18.5cm" svg:y2="6.25cm">
            <text:p/>
          </draw:line>
          <draw:line draw:style-name="gr4" draw:text-style-name="P1" draw:layer="layout" svg:x1="1.864cm" svg:y1="5.386cm" svg:x2="18.5cm" svg:y2="5.386cm">
            <text:p/>
          </draw:line>
        </draw:g>
        <draw:frame draw:style-name="gr6" draw:text-style-name="P8" draw:layer="layout" svg:width="3.023cm" svg:height="0.864cm" svg:x="1cm" svg:y="5.386cm">
          <draw:text-box>
            <text:p><text:span text:style-name="T3">Récepteur</text:span></text:p>
          </draw:text-box>
        </draw:frame>
        <draw:frame draw:style-name="gr6" draw:text-style-name="P8" draw:layer="layout" svg:width="2.591cm" svg:height="0.864cm" svg:x="1cm" svg:y="1.5cm">
          <draw:text-box>
            <text:p><text:span text:style-name="T12">É</text:span><text:span text:style-name="T3">metteur</text:span></text:p>
          </draw:text-box>
        </draw:frame>
        <draw:line draw:style-name="gr18" draw:text-style-name="P1" draw:layer="layout" svg:x1="11.5cm" svg:y1="5.383cm" svg:x2="11.5cm" svg:y2="2.36cm">
          <text:p/>
        </draw:line>
        <draw:g>
          <draw:line draw:style-name="gr4" draw:text-style-name="P1" draw:layer="layout" svg:x1="1.864cm" svg:y1="2.364cm" svg:x2="18.5cm" svg:y2="2.364cm">
            <text:p/>
          </draw:line>
          <draw:line draw:style-name="gr4" draw:text-style-name="P1" draw:layer="layout" svg:x1="1.864cm" svg:y1="1.5cm" svg:x2="18.5cm" svg:y2="1.5cm">
            <text:p/>
          </draw:line>
        </draw:g>
        <draw:line draw:style-name="gr18" draw:text-style-name="P1" draw:layer="layout" svg:x1="10.85cm" svg:y1="2.36cm" svg:x2="10.85cm" svg:y2="5.383cm">
          <text:p/>
        </draw:line>
        <draw:frame draw:style-name="gr36" draw:text-style-name="P15" draw:layer="layout" svg:width="2.5cm" svg:height="0.75cm" svg:x="14.75cm" svg:y="6.5cm">
          <draw:text-box>
            <text:p text:style-name="P1"><text:span text:style-name="T13">Réveil périodique</text:span></text:p>
            <text:p text:style-name="P1"><text:span text:style-name="T13">2 CCA</text:span></text:p>
          </draw:text-box>
        </draw:frame>
        <draw:frame draw:style-name="gr20" draw:text-style-name="P15" draw:layer="layout" svg:width="2.5cm" svg:height="0.5cm" svg:x="9.5cm" svg:y="6.5cm">
          <draw:text-box>
            <text:p text:style-name="P1"><text:span text:style-name="T13">Réveil périodique</text:span></text:p>
          </draw:text-box>
        </draw:frame>
        <draw:frame draw:style-name="gr36" draw:text-style-name="P15" draw:layer="layout" svg:width="2.5cm" svg:height="0.75cm" svg:x="3.75cm" svg:y="6.5cm">
          <draw:text-box>
            <text:p text:style-name="P1"><text:span text:style-name="T13">Réveil périodique</text:span></text:p>
            <text:p text:style-name="P1"><text:span text:style-name="T13">2 CCA</text:span></text:p>
          </draw:text-box>
        </draw:frame>
        <draw:frame draw:style-name="gr20" draw:text-style-name="P22" draw:layer="layout" svg:width="5.75cm" svg:height="0.5cm" svg:x="6.25cm" svg:y="1cm">
          <draw:text-box>
            <text:p text:style-name="P1"><text:span text:style-name="T13">Envoi continu de </text:span><text:span text:style-name="T14">D</text:span><text:span text:style-name="T13">onnées jusqu'à </text:span><text:span text:style-name="T14">ACK</text:span></text:p>
          </draw:text-box>
        </draw:frame>
      </draw:page>
      <draw:page draw:name="S-CoSenS" draw:style-name="dp1" draw:master-page-name="Standard">
        <draw:g>
          <draw:rect draw:style-name="gr1" draw:text-style-name="P1" draw:layer="layout" svg:width="0.432cm" svg:height="0.864cm" svg:x="14.25cm" svg:y="2.5cm">
            <text:p/>
          </draw:rect>
          <draw:rect draw:style-name="gr3" draw:text-style-name="P1" draw:layer="layout" svg:width="0.259cm" svg:height="0.864cm" svg:x="14.332cm" svg:y="2.5cm">
            <text:p/>
          </draw:rect>
        </draw:g>
        <draw:rect draw:style-name="gr37" draw:text-style-name="P1" draw:layer="layout" svg:width="4cm" svg:height="0.864cm" svg:x="9cm" svg:y="2.5cm">
          <text:p/>
        </draw:rect>
        <draw:rect draw:style-name="gr1" draw:text-style-name="P1" draw:layer="layout" svg:width="2.5cm" svg:height="0.864cm" svg:x="3cm" svg:y="6.386cm">
          <text:p/>
        </draw:rect>
        <draw:rect draw:style-name="gr37" draw:text-style-name="P1" draw:layer="layout" svg:width="1.25cm" svg:height="0.864cm" svg:x="13cm" svg:y="2.5cm">
          <text:p/>
        </draw:rect>
        <draw:frame draw:style-name="gr6" draw:text-style-name="P23" draw:layer="layout" svg:width="1.5cm" svg:height="0.941cm" svg:x="1cm" svg:y="6.348cm">
          <draw:text-box>
            <text:p><text:span text:style-name="T18">N</text:span><text:span text:style-name="T19">œ</text:span><text:span text:style-name="T18">ud-feuille</text:span></text:p>
          </draw:text-box>
        </draw:frame>
        <draw:frame draw:style-name="gr6" draw:text-style-name="P24" draw:layer="layout" svg:width="1.75cm" svg:height="0.864cm" svg:x="1cm" svg:y="2.5cm">
          <draw:text-box>
            <text:p><text:span text:style-name="T20">Routeur</text:span></text:p>
          </draw:text-box>
        </draw:frame>
        <draw:frame draw:style-name="gr20" draw:text-style-name="P15" draw:layer="layout" svg:width="1.5cm" svg:height="0.5cm" svg:x="13.75cm" svg:y="3.5cm">
          <draw:text-box>
            <text:p text:style-name="P1"><text:span text:style-name="T14">Beacon</text:span></text:p>
          </draw:text-box>
        </draw:frame>
        <draw:rect draw:style-name="gr3" draw:text-style-name="P1" draw:layer="layout" svg:width="0.259cm" svg:height="0.864cm" svg:x="5.15cm" svg:y="6.39cm">
          <text:p/>
        </draw:rect>
        <draw:line draw:style-name="gr18" draw:text-style-name="P1" draw:layer="layout" svg:x1="5.28cm" svg:y1="3.371cm" svg:x2="5.28cm" svg:y2="6.394cm">
          <text:p/>
        </draw:line>
        <draw:g>
          <draw:rect draw:style-name="gr1" draw:text-style-name="P1" draw:layer="layout" svg:width="0.432cm" svg:height="0.864cm" svg:x="5.068cm" svg:y="2.5cm">
            <text:p/>
          </draw:rect>
          <draw:rect draw:style-name="gr3" draw:text-style-name="P1" draw:layer="layout" svg:width="0.259cm" svg:height="0.864cm" svg:x="5.15cm" svg:y="2.5cm">
            <text:p/>
          </draw:rect>
        </draw:g>
        <draw:frame draw:style-name="gr20" draw:text-style-name="P15" draw:layer="layout" svg:width="1.5cm" svg:height="0.5cm" svg:x="3.75cm" svg:y="3.5cm">
          <draw:text-box>
            <text:p text:style-name="P1"><text:span text:style-name="T14">Beacon</text:span></text:p>
          </draw:text-box>
        </draw:frame>
        <draw:line draw:style-name="gr23" draw:text-style-name="P1" draw:layer="layout" svg:x1="13.55cm" svg:y1="2.5cm" svg:x2="13.55cm" svg:y2="1.5cm">
          <text:p/>
        </draw:line>
        <draw:frame draw:style-name="gr38" draw:text-style-name="P25" draw:layer="layout" svg:width="2.25cm" svg:height="0.5cm" svg:x="12.4cm" svg:y="1cm">
          <draw:text-box>
            <text:p text:style-name="P1"><text:span text:style-name="T14">autre routeur...</text:span></text:p>
          </draw:text-box>
        </draw:frame>
        <draw:g>
          <draw:rect draw:style-name="gr1" draw:text-style-name="P1" draw:layer="layout" svg:width="1.6cm" svg:height="0.86cm" svg:x="9cm" svg:y="6.386cm">
            <text:p/>
          </draw:rect>
          <draw:rect draw:style-name="gr15" draw:text-style-name="P9" draw:layer="layout" svg:width="0.431cm" svg:height="0.864cm" svg:x="10.069cm" svg:y="6.39cm">
            <text:p text:style-name="P1"><text:span text:style-name="T6">A</text:span></text:p>
            <text:p text:style-name="P1"><text:span text:style-name="T6">C</text:span></text:p>
            <text:p text:style-name="P1"><text:span text:style-name="T6">K</text:span></text:p>
          </draw:rect>
          <draw:rect draw:style-name="gr16" draw:text-style-name="P10" draw:layer="layout" svg:width="0.86cm" svg:height="0.86cm" svg:x="9.14cm" svg:y="6.39cm">
            <text:p text:style-name="P1"><text:span text:style-name="T7">D</text:span></text:p>
          </draw:rect>
          <draw:rect draw:style-name="gr16" draw:text-style-name="P10" draw:layer="layout" svg:width="0.864cm" svg:height="0.864cm" svg:x="9.136cm" svg:y="2.5cm">
            <text:p text:style-name="P1"><text:span text:style-name="T7">D</text:span></text:p>
          </draw:rect>
          <draw:rect draw:style-name="gr17" draw:text-style-name="P9" draw:layer="layout" svg:width="0.431cm" svg:height="0.864cm" svg:x="10.069cm" svg:y="2.5cm">
            <text:p text:style-name="P1"><text:span text:style-name="T6">A</text:span></text:p>
            <text:p text:style-name="P1"><text:span text:style-name="T6">C</text:span></text:p>
            <text:p text:style-name="P1"><text:span text:style-name="T6">K</text:span></text:p>
          </draw:rect>
          <draw:line draw:style-name="gr18" draw:text-style-name="P1" draw:layer="layout" svg:x1="10.269cm" svg:y1="3.37cm" svg:x2="10.269cm" svg:y2="6.393cm">
            <text:p/>
          </draw:line>
          <draw:line draw:style-name="gr18" draw:text-style-name="P1" draw:layer="layout" svg:x1="9.55cm" svg:y1="6.394cm" svg:x2="9.55cm" svg:y2="3.371cm">
            <text:p/>
          </draw:line>
        </draw:g>
        <draw:g>
          <draw:line draw:style-name="gr4" draw:text-style-name="P1" draw:layer="layout" svg:x1="1.864cm" svg:y1="7.25cm" svg:x2="15.5cm" svg:y2="7.25cm">
            <text:p/>
          </draw:line>
          <draw:line draw:style-name="gr4" draw:text-style-name="P1" draw:layer="layout" svg:x1="1.864cm" svg:y1="6.386cm" svg:x2="15.5cm" svg:y2="6.386cm">
            <text:p/>
          </draw:line>
        </draw:g>
        <draw:g>
          <draw:line draw:style-name="gr39" draw:text-style-name="P1" draw:layer="layout" svg:x1="3cm" svg:y1="8.25cm" svg:x2="3cm" svg:y2="7.25cm">
            <text:p/>
          </draw:line>
          <draw:frame draw:style-name="gr20" draw:text-style-name="P25" draw:layer="layout" svg:width="2.5cm" svg:height="0.5cm" svg:x="1.75cm" svg:y="8.25cm">
            <draw:text-box>
              <text:p><text:span text:style-name="T13">génération trame</text:span></text:p>
            </draw:text-box>
          </draw:frame>
        </draw:g>
        <draw:frame draw:style-name="gr40" draw:text-style-name="P26" draw:layer="layout" svg:width="1.25cm" svg:height="0.875cm" svg:x="11cm" svg:y="2.5cm">
          <draw:text-box>
            <text:p text:style-name="P1"><text:span text:style-name="T21">WP</text:span></text:p>
          </draw:text-box>
        </draw:frame>
        <draw:frame draw:style-name="gr40" draw:text-style-name="P26" draw:layer="layout" svg:width="1cm" svg:height="0.875cm" svg:x="13cm" svg:y="3.5cm">
          <draw:text-box>
            <text:p text:style-name="P1"><text:span text:style-name="T21">TP</text:span></text:p>
          </draw:text-box>
        </draw:frame>
        <draw:line draw:style-name="gr41" draw:text-style-name="P1" draw:layer="layout" svg:x1="6.5cm" svg:y1="2.5cm" svg:x2="6.5cm" svg:y2="3.36cm">
          <text:p/>
        </draw:line>
        <draw:line draw:style-name="gr41" draw:text-style-name="P1" draw:layer="layout" svg:x1="7cm" svg:y1="2.5cm" svg:x2="7cm" svg:y2="3.36cm">
          <text:p/>
        </draw:line>
        <draw:line draw:style-name="gr41" draw:text-style-name="P1" draw:layer="layout" svg:x1="7.5cm" svg:y1="2.5cm" svg:x2="7.5cm" svg:y2="3.36cm">
          <text:p/>
        </draw:line>
        <draw:line draw:style-name="gr41" draw:text-style-name="P1" draw:layer="layout" svg:x1="8cm" svg:y1="2.5cm" svg:x2="8cm" svg:y2="3.36cm">
          <text:p/>
        </draw:line>
        <draw:line draw:style-name="gr41" draw:text-style-name="P1" draw:layer="layout" svg:x1="8.5cm" svg:y1="2.5cm" svg:x2="8.5cm" svg:y2="3.36cm">
          <text:p/>
        </draw:line>
        <draw:frame draw:style-name="gr40" draw:text-style-name="P26" draw:layer="layout" svg:width="1cm" svg:height="0.875cm" svg:x="6.75cm" svg:y="2.501cm">
          <draw:text-box>
            <text:p text:style-name="P1"><text:span text:style-name="T21">SP</text:span></text:p>
          </draw:text-box>
        </draw:frame>
        <draw:frame draw:style-name="gr42" draw:text-style-name="P15" draw:layer="layout" svg:width="3.5cm" svg:height="0.75cm" svg:x="5.5cm" svg:y="1.75cm">
          <draw:text-box>
            <text:p text:style-name="P1"><text:span text:style-name="T13">Réveils réguliers pour sonder le médium radio</text:span></text:p>
          </draw:text-box>
        </draw:frame>
        <draw:line draw:style-name="gr41" draw:text-style-name="P1" draw:layer="layout" svg:x1="6cm" svg:y1="2.5cm" svg:x2="6cm" svg:y2="3.36cm">
          <text:p/>
        </draw:line>
        <draw:rect draw:style-name="gr16" draw:text-style-name="P10" draw:layer="layout" svg:width="0.864cm" svg:height="0.864cm" svg:x="13.136cm" svg:y="2.5cm">
          <text:p text:style-name="P1"><text:span text:style-name="T7">D</text:span></text:p>
        </draw:rect>
        <draw:g>
          <draw:line draw:style-name="gr4" draw:text-style-name="P1" draw:layer="layout" svg:x1="1.864cm" svg:y1="3.364cm" svg:x2="15.5cm" svg:y2="3.364cm">
            <text:p/>
          </draw:line>
          <draw:line draw:style-name="gr4" draw:text-style-name="P1" draw:layer="layout" svg:x1="1.864cm" svg:y1="2.5cm" svg:x2="15.5cm" svg:y2="2.5cm">
            <text:p/>
          </draw:line>
        </draw:g>
        <draw:g>
          <draw:g>
            <draw:line draw:style-name="gr41" draw:text-style-name="P1" draw:layer="layout" svg:x1="4.5cm" svg:y1="16.75cm" svg:x2="4.5cm" svg:y2="17.75cm">
              <text:p/>
            </draw:line>
            <draw:line draw:style-name="gr41" draw:text-style-name="P1" draw:layer="layout" svg:x1="3.5cm" svg:y1="16.75cm" svg:x2="3.5cm" svg:y2="17.75cm">
              <text:p/>
            </draw:line>
            <draw:g>
              <draw:rect draw:style-name="gr1" draw:text-style-name="P1" draw:layer="layout" svg:width="0.5cm" svg:height="1cm" svg:x="13.25cm" svg:y="16.75cm">
                <text:p/>
              </draw:rect>
              <draw:rect draw:style-name="gr29" draw:text-style-name="P1" draw:layer="layout" svg:width="0.299cm" svg:height="1cm" svg:x="13.351cm" svg:y="16.75cm">
                <text:p text:style-name="P1">'</text:p>
              </draw:rect>
            </draw:g>
            <draw:g>
              <draw:rect draw:style-name="gr1" draw:text-style-name="P1" draw:layer="layout" svg:width="0.5cm" svg:height="1cm" svg:x="2cm" svg:y="16.75cm">
                <text:p/>
              </draw:rect>
              <draw:rect draw:style-name="gr29" draw:text-style-name="P1" draw:layer="layout" svg:width="0.299cm" svg:height="1cm" svg:x="2.101cm" svg:y="16.75cm">
                <text:p text:style-name="P1">'</text:p>
              </draw:rect>
            </draw:g>
            <draw:rect draw:style-name="gr43" draw:text-style-name="P26" draw:layer="layout" svg:width="3.25cm" svg:height="1cm" svg:x="10cm" svg:y="16.75cm">
              <text:p text:style-name="P1"><text:span text:style-name="T21">TP</text:span></text:p>
            </draw:rect>
            <draw:rect draw:style-name="gr43" draw:text-style-name="P26" draw:layer="layout" svg:width="3.5cm" svg:height="1cm" svg:x="6.5cm" svg:y="16.75cm">
              <text:p text:style-name="P1"><text:span text:style-name="T21">WP</text:span></text:p>
            </draw:rect>
            <draw:g>
              <draw:line draw:style-name="gr44" draw:text-style-name="P1" draw:layer="layout" svg:x1="2cm" svg:y1="17.75cm" svg:x2="14.75cm" svg:y2="17.75cm">
                <text:p/>
              </draw:line>
              <draw:line draw:style-name="gr44" draw:text-style-name="P1" draw:layer="layout" svg:x1="2cm" svg:y1="16.75cm" svg:x2="14.75cm" svg:y2="16.75cm">
                <text:p/>
              </draw:line>
            </draw:g>
            <draw:frame draw:style-name="gr45" draw:text-style-name="P26" draw:layer="layout" svg:width="4cm" svg:height="1cm" svg:x="2.5cm" svg:y="16.75cm">
              <draw:text-box>
                <text:p text:style-name="P1"><text:span text:style-name="T21">SP</text:span></text:p>
              </draw:text-box>
            </draw:frame>
            <draw:line draw:style-name="gr41" draw:text-style-name="P1" draw:layer="layout" svg:x1="4cm" svg:y1="16.75cm" svg:x2="4cm" svg:y2="17.75cm">
              <text:p/>
            </draw:line>
            <draw:line draw:style-name="gr41" draw:text-style-name="P1" draw:layer="layout" svg:x1="5cm" svg:y1="16.75cm" svg:x2="5cm" svg:y2="17.75cm">
              <text:p/>
            </draw:line>
            <draw:line draw:style-name="gr41" draw:text-style-name="P1" draw:layer="layout" svg:x1="5.5cm" svg:y1="16.75cm" svg:x2="5.5cm" svg:y2="17.75cm">
              <text:p/>
            </draw:line>
            <draw:line draw:style-name="gr41" draw:text-style-name="P1" draw:layer="layout" svg:x1="6cm" svg:y1="16.75cm" svg:x2="6cm" svg:y2="17.75cm">
              <text:p/>
            </draw:line>
            <draw:line draw:style-name="gr41" draw:text-style-name="P1" draw:layer="layout" svg:x1="3cm" svg:y1="16.75cm" svg:x2="3cm" svg:y2="17.75cm">
              <text:p/>
            </draw:line>
          </draw:g>
          <draw:frame draw:style-name="gr20" draw:text-style-name="P24" draw:layer="layout" svg:width="3.5cm" svg:height="0.5cm" svg:x="2cm" svg:y="16cm">
            <draw:text-box>
              <text:p><text:span text:style-name="T20">Charge normale :</text:span></text:p>
            </draw:text-box>
          </draw:frame>
          <draw:rect draw:style-name="gr16" draw:text-style-name="P27" draw:layer="layout" svg:width="1cm" svg:height="0.5cm" svg:x="12cm" svg:y="16cm">
            <text:p text:style-name="P1"><text:span text:style-name="T20">D2</text:span></text:p>
          </draw:rect>
          <draw:rect draw:style-name="gr16" draw:text-style-name="P27" draw:layer="layout" svg:width="1cm" svg:height="0.5cm" svg:x="10.5cm" svg:y="16cm">
            <text:p text:style-name="P1"><text:span text:style-name="T20">D1</text:span></text:p>
          </draw:rect>
          <draw:rect draw:style-name="gr16" draw:text-style-name="P27" draw:layer="layout" svg:width="1cm" svg:height="0.5cm" svg:x="8.5cm" svg:y="18cm">
            <text:p text:style-name="P1"><text:span text:style-name="T20">D2</text:span></text:p>
          </draw:rect>
          <draw:rect draw:style-name="gr16" draw:text-style-name="P27" draw:layer="layout" svg:width="1cm" svg:height="0.5cm" svg:x="7cm" svg:y="18cm">
            <text:p text:style-name="P1"><text:span text:style-name="T20">D1</text:span></text:p>
          </draw:rect>
        </draw:g>
        <draw:g>
          <draw:rect draw:style-name="gr16" draw:text-style-name="P27" draw:layer="layout" svg:width="1cm" svg:height="0.5cm" svg:x="11.5cm" svg:y="20cm">
            <text:p text:style-name="P1"><text:span text:style-name="T20">D2</text:span></text:p>
          </draw:rect>
          <draw:g>
            <draw:g>
              <draw:rect draw:style-name="gr1" draw:text-style-name="P1" draw:layer="layout" svg:width="0.5cm" svg:height="1cm" svg:x="16.5cm" svg:y="20.75cm">
                <text:p/>
              </draw:rect>
              <draw:rect draw:style-name="gr29" draw:text-style-name="P1" draw:layer="layout" svg:width="0.299cm" svg:height="1cm" svg:x="16.601cm" svg:y="20.75cm">
                <text:p text:style-name="P1">'</text:p>
              </draw:rect>
            </draw:g>
            <draw:g>
              <draw:rect draw:style-name="gr1" draw:text-style-name="P1" draw:layer="layout" svg:width="0.5cm" svg:height="1cm" svg:x="2cm" svg:y="20.75cm">
                <text:p/>
              </draw:rect>
              <draw:rect draw:style-name="gr29" draw:text-style-name="P1" draw:layer="layout" svg:width="0.299cm" svg:height="1cm" svg:x="2.101cm" svg:y="20.75cm">
                <text:p text:style-name="P1">'</text:p>
              </draw:rect>
            </draw:g>
            <draw:rect draw:style-name="gr43" draw:text-style-name="P26" draw:layer="layout" svg:width="6.5cm" svg:height="1cm" svg:x="10cm" svg:y="20.75cm">
              <text:p text:style-name="P1"><text:span text:style-name="T21">TP</text:span></text:p>
            </draw:rect>
            <draw:rect draw:style-name="gr43" draw:text-style-name="P26" draw:layer="layout" svg:width="6.75cm" svg:height="1cm" svg:x="3.25cm" svg:y="20.75cm">
              <text:p text:style-name="P1"><text:span text:style-name="T21">WP</text:span></text:p>
            </draw:rect>
            <draw:frame draw:style-name="gr46" draw:text-style-name="P26" draw:layer="layout" svg:width="0.75cm" svg:height="1cm" svg:x="2.5cm" svg:y="20.75cm">
              <draw:text-box>
                <text:p text:style-name="P1"><text:span text:style-name="T21">SP</text:span></text:p>
              </draw:text-box>
            </draw:frame>
            <draw:g>
              <draw:line draw:style-name="gr44" draw:text-style-name="P1" draw:layer="layout" svg:x1="2cm" svg:y1="21.75cm" svg:x2="18cm" svg:y2="21.75cm">
                <text:p/>
              </draw:line>
              <draw:line draw:style-name="gr44" draw:text-style-name="P1" draw:layer="layout" svg:x1="2cm" svg:y1="20.75cm" svg:x2="18cm" svg:y2="20.75cm">
                <text:p/>
              </draw:line>
            </draw:g>
          </draw:g>
          <draw:frame draw:style-name="gr20" draw:text-style-name="P24" draw:layer="layout" svg:width="3.5cm" svg:height="0.5cm" svg:x="2cm" svg:y="20cm">
            <draw:text-box>
              <text:p><text:span text:style-name="T20">Charge élevée :</text:span></text:p>
            </draw:text-box>
          </draw:frame>
          <draw:rect draw:style-name="gr16" draw:text-style-name="P27" draw:layer="layout" svg:width="1cm" svg:height="0.5cm" svg:x="12.75cm" svg:y="20cm">
            <text:p text:style-name="P1"><text:span text:style-name="T20">D3</text:span></text:p>
          </draw:rect>
          <draw:rect draw:style-name="gr16" draw:text-style-name="P27" draw:layer="layout" svg:width="1cm" svg:height="0.5cm" svg:x="14cm" svg:y="20cm">
            <text:p text:style-name="P1"><text:span text:style-name="T20">D4</text:span></text:p>
          </draw:rect>
          <draw:rect draw:style-name="gr16" draw:text-style-name="P27" draw:layer="layout" svg:width="1cm" svg:height="0.5cm" svg:x="15.25cm" svg:y="20cm">
            <text:p text:style-name="P1"><text:span text:style-name="T20">D5</text:span></text:p>
          </draw:rect>
          <draw:rect draw:style-name="gr16" draw:text-style-name="P27" draw:layer="layout" svg:width="1cm" svg:height="0.5cm" svg:x="10.25cm" svg:y="20cm">
            <text:p text:style-name="P1"><text:span text:style-name="T20">D1</text:span></text:p>
          </draw:rect>
          <draw:rect draw:style-name="gr16" draw:text-style-name="P27" draw:layer="layout" svg:width="1cm" svg:height="0.5cm" svg:x="4.75cm" svg:y="22cm">
            <text:p text:style-name="P1"><text:span text:style-name="T20">D2</text:span></text:p>
          </draw:rect>
          <draw:rect draw:style-name="gr16" draw:text-style-name="P27" draw:layer="layout" svg:width="1cm" svg:height="0.5cm" svg:x="6cm" svg:y="22cm">
            <text:p text:style-name="P1"><text:span text:style-name="T20">D3</text:span></text:p>
          </draw:rect>
          <draw:rect draw:style-name="gr16" draw:text-style-name="P27" draw:layer="layout" svg:width="1cm" svg:height="0.5cm" svg:x="7.25cm" svg:y="22cm">
            <text:p text:style-name="P1"><text:span text:style-name="T20">D4</text:span></text:p>
          </draw:rect>
          <draw:rect draw:style-name="gr16" draw:text-style-name="P27" draw:layer="layout" svg:width="1cm" svg:height="0.5cm" svg:x="8.5cm" svg:y="22cm">
            <text:p text:style-name="P1"><text:span text:style-name="T20">D5</text:span></text:p>
          </draw:rect>
          <draw:rect draw:style-name="gr16" draw:text-style-name="P27" draw:layer="layout" svg:width="1cm" svg:height="0.5cm" svg:x="3.5cm" svg:y="22cm">
            <text:p text:style-name="P1"><text:span text:style-name="T20">D1</text:span></text:p>
          </draw:rect>
        </draw:g>
        <draw:g>
          <draw:g>
            <draw:line draw:style-name="gr41" draw:text-style-name="P1" draw:layer="layout" svg:x1="5.5cm" svg:y1="24.75cm" svg:x2="5.5cm" svg:y2="25.75cm">
              <text:p/>
            </draw:line>
            <draw:line draw:style-name="gr41" draw:text-style-name="P1" draw:layer="layout" svg:x1="6cm" svg:y1="24.75cm" svg:x2="6cm" svg:y2="25.75cm">
              <text:p/>
            </draw:line>
            <draw:g>
              <draw:rect draw:style-name="gr1" draw:text-style-name="P1" draw:layer="layout" svg:width="0.5cm" svg:height="1cm" svg:x="11cm" svg:y="24.75cm">
                <text:p/>
              </draw:rect>
              <draw:rect draw:style-name="gr29" draw:text-style-name="P1" draw:layer="layout" svg:width="0.299cm" svg:height="1cm" svg:x="11.101cm" svg:y="24.75cm">
                <text:p text:style-name="P1">'</text:p>
              </draw:rect>
            </draw:g>
            <draw:g>
              <draw:rect draw:style-name="gr1" draw:text-style-name="P1" draw:layer="layout" svg:width="0.5cm" svg:height="1cm" svg:x="2cm" svg:y="24.75cm">
                <text:p/>
              </draw:rect>
              <draw:rect draw:style-name="gr29" draw:text-style-name="P1" draw:layer="layout" svg:width="0.299cm" svg:height="1cm" svg:x="2.101cm" svg:y="24.75cm">
                <text:p text:style-name="P1">'</text:p>
              </draw:rect>
            </draw:g>
            <draw:rect draw:style-name="gr43" draw:text-style-name="P26" draw:layer="layout" svg:width="1cm" svg:height="1cm" svg:x="10cm" svg:y="24.75cm">
              <text:p text:style-name="P1"><text:span text:style-name="T21">TP</text:span></text:p>
            </draw:rect>
            <draw:rect draw:style-name="gr43" draw:text-style-name="P26" draw:layer="layout" svg:width="1.25cm" svg:height="1cm" svg:x="8.75cm" svg:y="24.75cm">
              <text:p text:style-name="P1"><text:span text:style-name="T21">WP</text:span></text:p>
            </draw:rect>
            <draw:g>
              <draw:line draw:style-name="gr44" draw:text-style-name="P1" draw:layer="layout" svg:x1="2cm" svg:y1="25.75cm" svg:x2="12.25cm" svg:y2="25.75cm">
                <text:p/>
              </draw:line>
              <draw:line draw:style-name="gr44" draw:text-style-name="P1" draw:layer="layout" svg:x1="2cm" svg:y1="24.75cm" svg:x2="12.25cm" svg:y2="24.75cm">
                <text:p/>
              </draw:line>
            </draw:g>
            <draw:frame draw:style-name="gr45" draw:text-style-name="P26" draw:layer="layout" svg:width="6.25cm" svg:height="1cm" svg:x="2.5cm" svg:y="24.75cm">
              <draw:text-box>
                <text:p text:style-name="P1"><text:span text:style-name="T21">SP</text:span></text:p>
              </draw:text-box>
            </draw:frame>
            <draw:line draw:style-name="gr41" draw:text-style-name="P1" draw:layer="layout" svg:x1="3.5cm" svg:y1="24.75cm" svg:x2="3.5cm" svg:y2="25.75cm">
              <text:p/>
            </draw:line>
            <draw:line draw:style-name="gr41" draw:text-style-name="P1" draw:layer="layout" svg:x1="4cm" svg:y1="24.75cm" svg:x2="4cm" svg:y2="25.75cm">
              <text:p/>
            </draw:line>
            <draw:line draw:style-name="gr41" draw:text-style-name="P1" draw:layer="layout" svg:x1="4.5cm" svg:y1="24.75cm" svg:x2="4.5cm" svg:y2="25.75cm">
              <text:p/>
            </draw:line>
            <draw:line draw:style-name="gr41" draw:text-style-name="P1" draw:layer="layout" svg:x1="5cm" svg:y1="24.75cm" svg:x2="5cm" svg:y2="25.75cm">
              <text:p/>
            </draw:line>
            <draw:line draw:style-name="gr41" draw:text-style-name="P1" draw:layer="layout" svg:x1="6.5cm" svg:y1="24.75cm" svg:x2="6.5cm" svg:y2="25.75cm">
              <text:p/>
            </draw:line>
            <draw:line draw:style-name="gr41" draw:text-style-name="P1" draw:layer="layout" svg:x1="7cm" svg:y1="24.75cm" svg:x2="7cm" svg:y2="25.75cm">
              <text:p/>
            </draw:line>
            <draw:line draw:style-name="gr41" draw:text-style-name="P1" draw:layer="layout" svg:x1="7.5cm" svg:y1="24.75cm" svg:x2="7.5cm" svg:y2="25.75cm">
              <text:p/>
            </draw:line>
            <draw:line draw:style-name="gr41" draw:text-style-name="P1" draw:layer="layout" svg:x1="8cm" svg:y1="24.75cm" svg:x2="8cm" svg:y2="25.75cm">
              <text:p/>
            </draw:line>
            <draw:line draw:style-name="gr41" draw:text-style-name="P1" draw:layer="layout" svg:x1="8.5cm" svg:y1="24.75cm" svg:x2="8.5cm" svg:y2="25.75cm">
              <text:p/>
            </draw:line>
            <draw:line draw:style-name="gr41" draw:text-style-name="P1" draw:layer="layout" svg:x1="3cm" svg:y1="24.75cm" svg:x2="3cm" svg:y2="25.75cm">
              <text:p/>
            </draw:line>
          </draw:g>
          <draw:frame draw:style-name="gr20" draw:text-style-name="P24" draw:layer="layout" svg:width="3.5cm" svg:height="0.5cm" svg:x="2cm" svg:y="24cm">
            <draw:text-box>
              <text:p><text:span text:style-name="T20">Charge faible :</text:span></text:p>
            </draw:text-box>
          </draw:frame>
          <draw:rect draw:style-name="gr16" draw:text-style-name="P27" draw:layer="layout" svg:width="1cm" svg:height="0.5cm" svg:x="10cm" svg:y="24cm">
            <text:p text:style-name="P1"><text:span text:style-name="T20">D1</text:span></text:p>
          </draw:rect>
          <draw:rect draw:style-name="gr16" draw:text-style-name="P27" draw:layer="layout" svg:width="1cm" svg:height="0.5cm" svg:x="8.88cm" svg:y="26cm">
            <text:p text:style-name="P1"><text:span text:style-name="T20">D1</text:span></text:p>
          </draw:rect>
        </draw:g>
        <draw:g>
          <draw:custom-shape draw:style-name="gr19" draw:text-style-name="P1" draw:layer="layout" svg:width="0.5cm" svg:height="8.5cm" draw:transform="rotate (1.5707963267946) translate (2.5cm 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1" draw:layer="layout" svg:width="8.5cm" svg:height="0.547cm" svg:x="2.5cm" svg:y="28cm">
            <draw:text-box>
              <text:p text:style-name="P1"><text:span text:style-name="T22">cycle, alias "superframe" </text:span><text:span text:style-name="T8">(durée variable)</text:span></text:p>
            </draw:text-box>
          </draw:frame>
        </draw:g>
        <draw:g>
          <draw:custom-shape draw:style-name="gr19" draw:text-style-name="P28" draw:layer="layout" svg:width="0.5cm" svg:height="7.5cm" draw:transform="rotate (1.5707963267946) translate (2.5cm 27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1" draw:layer="layout" svg:width="7.5cm" svg:height="0.547cm" svg:x="2.5cm" svg:y="27.001cm">
            <draw:text-box>
              <text:p text:style-name="P1"><text:span text:style-name="T22">"subframe" </text:span><text:span text:style-name="T8">(durée fixe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évin Roussel</meta:initial-creator>
    <meta:creation-date>2016-04-29T19:08:55</meta:creation-date>
    <dc:date>2016-06-20T01:35:22</dc:date>
    <dc:creator>Kévin Roussel</dc:creator>
    <meta:editing-duration>PT07H20M45S</meta:editing-duration>
    <meta:editing-cycles>31</meta:editing-cycles>
    <meta:generator>OpenOffice.org/3.2$Unix OpenOffice.org_project/320m12$Build-9483</meta:generator>
    <meta:document-statistic meta:object-count="448"/>
  </office:meta>
</office:document-meta>
</file>